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0000" draw:stroke="solid" draw:stroke-linejoin="miter" fo:margin="1.000000000000000pt" style:wrap="biggest" style:wrap-dynamic-threshold="0.000000000000000pt" svg:fill-rule="nonzero" svg:stroke-color="#9e8500" svg:stroke-opacity="1" svg:stroke-width="0.320000008000000pt"/>
    </style:style>
    <style:style style:name="gr3" style:family="graphic">
      <style:graphic-properties draw:fill="solid" draw:fill-color="#00c4ff" draw:stroke="none" fo:margin="1.000000000000000pt" style:wrap="biggest" style:wrap-dynamic-threshold="0.000000000000000pt" svg:fill-rule="nonzero"/>
    </style:style>
    <style:style style:name="gr4" style:family="graphic">
      <style:graphic-properties draw:fill="solid" draw:fill-color="#ffffff" draw:stroke="none" fo:margin="1.000000000000000pt" style:wrap="biggest" style:wrap-dynamic-threshold="0.000000000000000pt" svg:fill-rule="nonzero"/>
    </style:style>
    <style:style style:name="gr5" style:family="graphic">
      <style:graphic-properties draw:fill="solid" draw:fill-color="#ffd500" draw:stroke="solid" draw:stroke-linejoin="miter" fo:margin="1.000000000000000pt" style:wrap="biggest" style:wrap-dynamic-threshold="0.000000000000000pt" svg:fill-rule="nonzero" svg:stroke-color="#9e8500" svg:stroke-opacity="1" svg:stroke-width="0.320000008000000pt"/>
    </style:style>
    <style:style style:name="gr6" style:family="graphic">
      <style:graphic-properties draw:fill="none" draw:stroke="solid" draw:stroke-linejoin="miter" fo:margin="1.000000000000000pt" style:wrap="biggest" style:wrap-dynamic-threshold="0.000000000000000pt" svg:fill-rule="nonzero" svg:stroke-color="#9e8500" svg:stroke-opacity="1" svg:stroke-width="0.320000008000000pt"/>
    </style:style>
    <style:style style:name="gr7" style:family="graphic">
      <style:graphic-properties draw:fill="solid" draw:fill-color="#eec20f" draw:stroke="solid" draw:stroke-linejoin="miter" fo:margin="1.000000000000000pt" style:wrap="biggest" style:wrap-dynamic-threshold="0.000000000000000pt" svg:fill-rule="nonzero" svg:stroke-color="#9e8500" svg:stroke-opacity="1" svg:stroke-width="0.320000008000000pt"/>
    </style:style>
    <style:style style:name="gr8" style:family="graphic">
      <style:graphic-properties draw:fill="solid" draw:fill-color="#efc10e" draw:stroke="solid" draw:stroke-linejoin="miter" fo:margin="1.000000000000000pt" style:wrap="biggest" style:wrap-dynamic-threshold="0.000000000000000pt" svg:fill-rule="nonzero" svg:stroke-color="#9e8500" svg:stroke-opacity="1" svg:stroke-width="0.320000008000000pt"/>
    </style:style>
    <style:style style:name="gr9" style:family="graphic">
      <style:graphic-properties draw:fill="none" draw:stroke="solid" draw:stroke-linejoin="round" fo:margin="1.000000000000000pt" style:wrap="biggest" style:wrap-dynamic-threshold="0.000000000000000pt" svg:fill-rule="nonzero" svg:stroke-color="#9e8500" svg:stroke-opacity="1" svg:stroke-width="0.320000008000000pt"/>
    </style:style>
    <style:style style:name="gr10" style:family="graphic">
      <style:graphic-properties draw:fill="solid" draw:fill-color="#ffd600" draw:stroke="solid" draw:stroke-linejoin="miter" fo:margin="1.000000000000000pt" style:wrap="biggest" style:wrap-dynamic-threshold="0.000000000000000pt" svg:fill-rule="nonzero" svg:stroke-color="#9e8500" svg:stroke-opacity="1" svg:stroke-width="0.320000008000000pt"/>
    </style:style>
    <style:style style:name="gr11" style:family="graphic">
      <style:graphic-properties draw:fill="solid" draw:fill-color="#3c7c9d" draw:stroke="solid" draw:stroke-linejoin="miter" fo:margin="1.000000000000000pt" style:wrap="biggest" style:wrap-dynamic-threshold="0.000000000000000pt" svg:fill-rule="nonzero" svg:stroke-color="#9e8500" svg:stroke-opacity="1" svg:stroke-width="0.320000008000000pt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3148"/>
        </draw:layer-set>
        <draw:g draw:style-name="gr1" draw:id="shape1" svg:y="0.00000000000pt">
          <draw:path draw:style-name="gr2" draw:id="shape2" draw:name="path14" draw:layer="g3148" svg:width="0.00000000000pt" svg:height="0.00000000000pt" draw:transform="matrix(0.31552669000 0.00000000000 0.00000000000 0.31552669000 0.05048427200pt 99.94951580198pt)" svg:viewBox="0 0 0 0" svg:d="M0 0Z" koffice:nodeTypes="cc"/>
          <draw:path draw:style-name="gr3" draw:id="shape3" draw:name="path16" draw:layer="g3148" svg:width="633.42461860482pt" svg:height="105.48502698868pt" draw:transform="matrix(0.31552669000 0.00000000000 0.00000000000 0.31552669000 0.50393146452pt 0.00000000000pt)" svg:viewBox="0 0 633 105" svg:d="M2.09515e-14 105.485L633.425 105.485L633.425 0L0 0Z" koffice:nodeTypes="ccccc"/>
          <draw:path draw:style-name="gr4" draw:id="shape4" draw:name="path18" draw:layer="g3148" svg:width="633.42461860482pt" svg:height="105.48502698868pt" draw:transform="matrix(0.31552669000 0.00000000000 0.00000000000 0.31552669000 0.50393146452pt 33.22849435593pt)" svg:viewBox="0 0 633 105" svg:d="M2.09515e-14 105.485L633.425 105.485L633.425 0L0 0Z" koffice:nodeTypes="ccccc"/>
          <draw:path draw:style-name="gr3" draw:id="shape5" draw:name="path20" draw:layer="g3148" svg:width="633.42581806079pt" svg:height="105.48243332830pt" draw:transform="matrix(0.31552669000 0.00000000000 0.00000000000 0.31552669000 0.50386835918pt 66.45673629050pt)" svg:viewBox="0 0 633 105" svg:d="M0 105.482L633.426 105.482L633.426 0L2.92966e-14 0Z" koffice:nodeTypes="ccccc"/>
          <draw:path draw:style-name="gr5" draw:id="shape6" draw:name="path22" draw:layer="g3148" svg:width="34.15397529600pt" svg:height="33.76520675765pt" draw:transform="matrix(0.31552669000 0.00000000000 0.00000000000 0.31552669000 94.95106819127pt 43.74436788025pt)" svg:viewBox="0 0 34 34" svg:d="M34.154 16.8838C34.154 26.2027 26.5034 33.7652 17.077 33.7652C7.65062 33.7652 0 26.2027 0 16.8838C0 7.56255 7.65062 0 17.077 0C26.5034 0 34.154 7.56255 34.154 16.8838" koffice:nodeTypes="ccccc"/>
          <draw:path draw:style-name="gr6" draw:id="shape7" draw:name="path24" draw:layer="g3148" svg:width="34.15397529600pt" svg:height="33.76520675765pt" draw:transform="matrix(0.31552669000 0.00000000000 0.00000000000 0.31552669000 94.95056334857pt 43.74436788025pt)" svg:viewBox="0 0 34 34" svg:d="M34.154 16.8822C34.154 26.2011 26.5041 33.7652 17.077 33.7652C7.65062 33.7652 0 26.2011 0 16.8822C0 7.56255 7.65062 0 17.077 0C26.5041 0 34.154 7.56255 34.154 16.8822Z" koffice:nodeTypes="ccccc"/>
          <draw:path draw:style-name="gr6" draw:id="shape8" draw:name="path26" draw:layer="g3148" svg:width="10.26080000000pt" svg:height="0.36727972886pt" draw:transform="matrix(0.31552669000 0.00000000000 0.00000000000 0.31552669000 98.70533095957pt 45.20058665994pt)" svg:viewBox="0 0 10 0" svg:d="M10.2608 0.208C8.0752 -0.3024 5.836 0.4144 5.1304 0.3648C4.1608 0.3648 1.7104 -0.456 0 0.3648" koffice:nodeTypes="ccc"/>
          <draw:path draw:style-name="gr6" draw:id="shape9" draw:name="path28" draw:layer="g3148" svg:width="16.00674820267pt" svg:height="1.01794295283pt" draw:transform="matrix(0.31552669000 0.00000000000 0.00000000000 0.31552669000 97.85467100333pt 45.87981049763pt)" svg:viewBox="0 0 16 1" svg:d="M0 0.604688C2.2404 -0.877234 4.74194 1.13901 5.40803 0.758853C7.22531 -0.369538 8.91284 -0.15968 10.6533 0.862975C11.7747 1.48932 13.73 -0.963599 16.0067 1.01794" koffice:nodeTypes="cccc"/>
          <draw:path draw:style-name="gr7" draw:id="shape10" draw:name="path30" draw:layer="g3148" svg:width="10.24515400035pt" svg:height="2.39798065440pt" draw:transform="matrix(0.31552669000 0.00000000000 0.00000000000 0.31552669000 96.86515966607pt 46.38653948476pt)" svg:viewBox="0 0 10 2" svg:d="M0.710211 1.34515C1.86976 0.536212 5.6529 0.505457 9.54292 2.39798C10.1316 2.27639 10.5066 1.92592 10.0247 1.4367C7.09829 0.566967 3.69007 -0.533789 0.549881 0.291599C-0.30683 0.810149 -0.092248 1.14631 0.710211 1.34515" koffice:nodeTypes="ccccc"/>
          <draw:path draw:style-name="gr6" draw:id="shape11" draw:name="path32" draw:layer="g3148" svg:width="10.24444111508pt" svg:height="2.39838572899pt" draw:transform="matrix(0.31552669000 0.00000000000 0.00000000000 0.31552669000 96.86551578593pt 46.38646908653pt)" svg:viewBox="0 0 10 2" svg:d="M0.709854 1.34546C1.86937 0.536456 5.65238 0.505699 9.54227 2.39839C10.1309 2.27535 10.5058 1.92629 10.0241 1.43702C7.09773 0.565784 3.68962 -0.533634 0.54953 0.291824C-0.306344 0.811847 -0.0925777 1.14661 0.709854 1.34546Z" koffice:nodeTypes="ccccc"/>
          <draw:path draw:style-name="gr7" draw:id="shape12" draw:name="path34" draw:layer="g3148" svg:width="10.24515947339pt" svg:height="2.39798065440pt" draw:transform="matrix(0.31552669000 0.00000000000 0.00000000000 0.31552669000 100.56966448879pt 46.38653948476pt)" svg:viewBox="0 0 10 2" svg:d="M9.53492 1.34515C8.37536 0.536212 4.59223 0.505457 0.702212 2.39798C0.113527 2.27639 -0.261385 1.92592 0.220413 1.4367C3.14683 0.566967 6.55505 -0.533789 9.69525 0.291599C10.552 0.810149 10.3374 1.14631 9.53492 1.34515" koffice:nodeTypes="ccccc"/>
          <draw:path draw:style-name="gr6" draw:id="shape13" draw:name="path36" draw:layer="g3148" svg:width="10.24517193080pt" svg:height="2.39838572899pt" draw:transform="matrix(0.31552669000 0.00000000000 0.00000000000 0.31552669000 100.57030968367pt 46.38646908653pt)" svg:viewBox="0 0 10 2" svg:d="M9.5345 1.34546C8.37494 0.536456 4.59261 0.505699 0.702573 2.39839C0.113887 2.27535 -0.261836 1.92629 0.220773 1.43702C3.1464 0.565784 6.55544 -0.533634 9.69564 0.291824C10.5515 0.811847 10.3377 1.14661 9.53531 1.34546Z" koffice:nodeTypes="cccccc"/>
          <draw:path draw:style-name="gr8" draw:id="shape14" draw:name="path38" draw:layer="g3148" svg:width="10.79139845818pt" svg:height="2.21083346758pt" draw:transform="matrix(0.31552669000 0.00000000000 0.00000000000 0.31552669000 96.60266109741pt 47.39422817068pt)" svg:viewBox="0 0 11 2" svg:d="M0 1.98364C3.75429 -1.52185 8.71299 0.308804 10.7914 2.21083C7.75263 1.37222 7.70033 0.993961 5.50069 0.916643C3.94684 0.993961 1.65924 0.764386 0.000792378 1.98364" koffice:nodeTypes="cccc"/>
          <draw:path draw:style-name="gr9" draw:id="shape15" draw:name="path40" draw:layer="g3148" svg:width="10.79139845818pt" svg:height="2.21322417184pt" draw:transform="matrix(0.31552669000 0.00000000000 0.00000000000 0.31552669000 96.60316594011pt 47.39447777118pt)" svg:viewBox="0 0 11 2" svg:d="M0 1.98352C3.75429 -1.52148 8.71299 0.307791 10.7914 2.21322C7.75263 1.37417 7.70033 0.993319 5.4999 0.915959C3.94604 0.993319 1.65845 0.76362 0 1.98352Z" koffice:nodeTypes="cccc"/>
          <draw:path draw:style-name="gr6" draw:id="shape16" draw:name="path42" draw:layer="g3148" svg:width="7.72170057143pt" svg:height="3.01037463763pt" draw:transform="matrix(0.31552669000 0.00000000000 0.00000000000 0.31552669000 97.02016601362pt 47.66977232520pt)" svg:viewBox="0 0 8 3" svg:d="M7.7217 0.205154C5.77741 3.95322 2.38877 4.00531 0 0" koffice:nodeTypes="cc"/>
          <draw:path draw:style-name="gr2" draw:id="shape17" draw:name="path44" draw:layer="g3148" svg:width="5.01342179174pt" svg:height="2.53082953836pt" draw:transform="matrix(0.31552669000 0.00000000000 0.00000000000 0.31552669000 97.68849372774pt 47.64786389384pt)" svg:viewBox="0 0 5 3" svg:d="M4.7525 1.59088C4.1381 2.26582 2.63434 2.66899 1.3939 2.4872C0.154346 2.30812 -0.353475 1.61428 0.260925 0.939337C0.875325 0.264393 2.37909 -0.136975 3.61953 0.0430102C4.85908 0.223896 5.3669 0.915939 4.7525 1.59088" koffice:nodeTypes="ccccc"/>
          <draw:path draw:style-name="gr10" draw:id="shape18" draw:name="path46" draw:layer="g3148" svg:width="1.01401605836pt" svg:height="0.35928816841pt" draw:transform="matrix(0.31552669000 0.00000000000 0.00000000000 0.31552669000 97.85584099716pt 47.81062102639pt)" svg:viewBox="0 0 1 0" svg:d="M1.00325 0.0824831C1.06044 0.16688 0.884023 0.278129 0.610123 0.331836C0.336224 0.384104 0.0679633 0.359649 0.0107666 0.276211C-0.04643 0.192294 0.129994 0.080565 0.403893 0.0282965C0.677793 -0.0249307 0.946053 -0.000954463 1.00325 0.0824831" koffice:nodeTypes="ccccc"/>
          <draw:path draw:style-name="gr6" draw:id="shape19" draw:name="path48" draw:layer="g3148" svg:width="6.78475430922pt" svg:height="2.34548762147pt" draw:transform="matrix(0.31552669000 0.00000000000 0.00000000000 0.31552669000 99.27453349744pt 49.76688891762pt)" svg:viewBox="0 0 7 2" svg:d="M0.823512 0C-1.44789 3.07564 1.64615 0.906847 2.14892 1.79742C3.0328 2.62222 3.91669 2.42769 4.43903 1.79742C4.96221 1.0851 8.25701 3.14072 6.00689 0.0983243" koffice:nodeTypes="cccc"/>
          <draw:path draw:style-name="gr9" draw:id="shape20" draw:name="path50" draw:layer="g3148" svg:width="12.84145541333pt" svg:height="2.28592872998pt" draw:transform="matrix(0.31552669000 0.00000000000 0.00000000000 0.31552669000 98.32038839777pt 51.31025917415pt)" svg:viewBox="0 0 13 2" svg:d="M0 0.936303C1.89514 0.720773 5.08213 -0.727209 6.2159 0.466756C7.19244 -0.610036 10.6335 0.779788 12.8415 0.936303C11.2384 1.91388 7.99519 1.24933 6.45093 2.28593C4.94558 1.36565 1.62287 2.2081 0 0.936303Z" koffice:nodeTypes="ccccc"/>
          <draw:path draw:style-name="gr9" draw:id="shape21" draw:name="path52" draw:layer="g3148" svg:width="6.83861856000pt" svg:height="1.96860721578pt" draw:transform="matrix(0.31552669000 0.00000000000 0.00000000000 0.31552669000 99.25056107989pt 52.08916535602pt)" svg:viewBox="0 0 7 2" svg:d="M0 0C2.96537 1.08975 3.63155 0.926244 6.83862 0.107943C6.17329 1.68899 4.47367 2.02234 3.51027 1.96202C2.51185 1.90328 1.15045 2.01678 0.00085408 0Z" koffice:nodeTypes="ccccc"/>
          <draw:path draw:style-name="gr10" draw:id="shape22" draw:name="path54" draw:layer="g3148" svg:width="7.08680675554pt" svg:height="22.34744471259pt" draw:transform="matrix(0.31552669000 0.00000000000 0.00000000000 0.31552669000 97.34174292387pt 54.79912167146pt)" svg:viewBox="0 0 7 22" svg:d="M3.64133 0.428317C1.75592 5.43652 3.82128 7.818 2.89816 10.5149C2.00967 13.1117 -1.85451 19.548 1.08654 22.345C3.42448 22.4554 0.682955 18.7965 5.35882 12.0226C7.52809 8.85024 4.79185 6.84175 7.07707 0.615996C7.29016 0.0829227 3.93799 -0.360253 3.64057 0.428317" koffice:nodeTypes="cccccc"/>
          <draw:path draw:style-name="gr9" draw:id="shape23" draw:name="path56" draw:layer="g3148" svg:width="7.08818237487pt" svg:height="22.34868716871pt" draw:transform="matrix(0.31552669000 0.00000000000 0.00000000000 0.31552669000 97.34250018800pt 54.79940683820pt)" svg:viewBox="0 0 7 22" svg:d="M3.64093 0.427437C1.75534 5.43578 3.8209 7.81733 2.89844 10.5159C2.00986 13.1127 -1.85469 19.5492 1.08665 22.3463C3.42481 22.4552 0.683021 18.7977 5.3601 12.0237C7.52882 8.85039 4.79306 6.84105 7.07851 0.616699C7.29086 0.0836113 3.93913 -0.361154 3.64168 0.429015Z" koffice:nodeTypes="ccccccc"/>
          <draw:path draw:style-name="gr10" draw:id="shape24" draw:name="path58" draw:layer="g3148" svg:width="4.11671374073pt" svg:height="23.09108605097pt" draw:transform="matrix(0.31552669000 0.00000000000 0.00000000000 0.31552669000 99.78882493304pt 54.89828658586pt)" svg:viewBox="0 0 4 23" svg:d="M0.362454 0.503636C-0.418294 6.21652 0.0459341 23.7736 1.91421 23.0706C3.98295 23.7094 4.25645 5.87264 4.06654 0.599024C4.03976 0.0154714 0.471206 -0.347646 0.362454 0.503636" koffice:nodeTypes="cccc"/>
          <draw:path draw:style-name="gr9" draw:id="shape25" draw:name="path60" draw:layer="g3148" svg:width="4.11678915768pt" svg:height="23.09411173962pt" draw:transform="matrix(0.31552669000 0.00000000000 0.00000000000 0.31552669000 99.78908453888pt 54.89828658586pt)" svg:viewBox="0 0 4 23" svg:d="M0.362433 0.503669C-0.418321 6.21853 0.0459113 23.7751 1.91502 23.0737C3.98377 23.711 4.25647 5.87302 4.06655 0.599063C4.04058 0.0154724 0.471186 -0.347668 0.362433 0.503669Z" koffice:nodeTypes="cccc"/>
          <draw:path draw:style-name="gr9" draw:id="shape26" draw:name="path62" draw:layer="g3148" svg:width="14.13474567108pt" svg:height="20.31905060709pt" draw:transform="matrix(0.31552669000 0.00000000000 0.00000000000 0.31552669000 92.86656487006pt 53.67547135523pt)" svg:viewBox="0 0 14 20" svg:d="M14.1051 2.44458C11.9346 7.47463 8.72107 7.71573 7.48397 10.3565C6.29347 12.899 4.56712 20.4078 0.410837 20.3183C-1.39006 18.7007 3.2314 18.0169 4.59819 9.67195C5.2544 5.77886 8.69855 6.29654 11.4383 0.0884109C11.6596 -0.455073 14.4468 1.65274 14.1059 2.44458Z" koffice:nodeTypes="ccccccc"/>
          <draw:path draw:style-name="gr9" draw:id="shape27" draw:name="path64" draw:layer="g3148" svg:width="20.59603994801pt" svg:height="14.23831762843pt" draw:transform="matrix(0.31552669000 0.00000000000 0.00000000000 0.31552669000 89.08881519097pt 52.00002483343pt)" svg:viewBox="0 0 21 14" svg:d="M18.1153 0.0291585C13.0171 2.21634 12.7746 5.45314 10.0975 6.69962C7.51947 7.90011 -0.092634 9.64114 0.000853538 13.8251C1.64085 15.6371 2.33249 10.9852 10.7924 9.60322C14.7402 8.94166 14.2134 5.47492 20.5064 2.71251C21.0578 2.48903 18.9187 -0.31453 18.1153 0.0291585Z" koffice:nodeTypes="cccccc"/>
          <draw:path draw:style-name="gr9" draw:id="shape28" draw:name="path66" draw:layer="g3148" svg:width="23.75165742654pt" svg:height="7.83931190283pt" draw:transform="matrix(0.31552669000 0.00000000000 0.00000000000 0.31552669000 87.11795009013pt 49.75634012862pt)" svg:viewBox="0 0 24 8" svg:d="M23.3044 3.75451C17.9876 5.83969 15.4422 3.60381 12.5781 4.62566C9.82139 5.60941 2.99734 9.86106 0.00318329 6.67275C-0.127704 4.12617 3.78185 7.09097 10.9587 1.95378C14.3211 -0.429406 16.4747 2.53878 23.0833 0.0108283C23.6483 -0.223681 24.1418 3.42518 23.3044 3.75281Z" koffice:nodeTypes="ccccccc"/>
          <draw:path draw:style-name="gr9" draw:id="shape29" draw:name="path68" draw:layer="g3148" svg:width="11.12961986236pt" svg:height="21.24153686677pt" draw:transform="matrix(0.31552669000 0.00000000000 0.00000000000 0.31552669000 95.13885178193pt 54.33819814674pt)" svg:viewBox="0 0 11 21" svg:d="M11.117 1.43867C9.47055 6.87212 1.80902 22.4909 0.398382 21.1616C-1.74694 20.962 5.36096 4.81492 7.70826 0.140839C7.97301 -0.374835 11.3689 0.632145 11.1162 1.44024Z" koffice:nodeTypes="ccccc"/>
          <draw:path draw:style-name="gr9" draw:id="shape30" draw:name="path70" draw:layer="g3148" svg:width="17.33862180634pt" svg:height="17.28524894419pt" draw:transform="matrix(0.31552669000 0.00000000000 0.00000000000 0.31552669000 90.80231224072pt 52.91862934860pt)" svg:viewBox="0 0 17 17" svg:d="M17.2704 2.41535C13.7552 6.90898 0.981327 18.8337 0.191452 17.1177C-1.68666 16.2036 10.7779 3.59755 14.6503 0.0477982C15.0829 -0.341044 17.8004 1.75055 17.2704 2.41535Z" koffice:nodeTypes="cccc"/>
          <draw:path draw:style-name="gr9" draw:id="shape31" draw:name="path72" draw:layer="g3148" svg:width="22.54066395837pt" svg:height="11.03415223732pt" draw:transform="matrix(0.31552669000 0.00000000000 0.00000000000 0.31552669000 87.96419546149pt 50.82467745080pt)" svg:viewBox="0 0 23 11" svg:d="M22.3443 3.23577C17.1658 6.15389 0.138798 12.603 0.083734 10.6833C-1.33499 9.11048 15.6742 1.9041 20.809 0.00996202C21.3799 -0.194354 23.1201 2.8071 22.3451 3.23417Z" koffice:nodeTypes="ccccc"/>
          <draw:path draw:style-name="gr6" draw:id="shape32" draw:name="path74" draw:layer="g3148" svg:width="6.78475430922pt" svg:height="2.34548762147pt" draw:transform="matrix(0.31552669000 0.00000000000 0.00000000000 0.31552669000 99.27453349744pt 49.76688891762pt)" svg:viewBox="0 0 7 2" svg:d="M0.823512 0C-1.44789 3.07564 1.64615 0.906847 2.14892 1.79742C3.0328 2.62222 3.91669 2.42769 4.43903 1.79742C4.96221 1.0851 8.25701 3.14072 6.00689 0.0983243" koffice:nodeTypes="cccc"/>
          <draw:path draw:style-name="gr8" draw:id="shape33" draw:name="path76" draw:layer="g3148" svg:width="12.84145541333pt" svg:height="2.28592872998pt" draw:transform="matrix(0.31552669000 0.00000000000 0.00000000000 0.31552669000 98.32013597642pt 51.31025917415pt)" svg:viewBox="0 0 13 2" svg:d="M0 0.936303C1.89597 0.720773 5.08213 -0.727209 6.2159 0.466756C7.19327 -0.610036 10.6335 0.779788 12.8415 0.936303C11.2384 1.91388 7.99436 1.24933 6.45011 2.28593C4.94475 1.36565 1.62204 2.2081 4.70421e-14 0.936303" koffice:nodeTypes="ccccc"/>
          <draw:path draw:style-name="gr9" draw:id="shape34" draw:name="path78" draw:layer="g3148" svg:width="12.84145541333pt" svg:height="2.28592872998pt" draw:transform="matrix(0.31552669000 0.00000000000 0.00000000000 0.31552669000 98.32038839777pt 51.31025917415pt)" svg:viewBox="0 0 13 2" svg:d="M0 0.936303C1.89514 0.720773 5.08213 -0.727209 6.2159 0.466756C7.19244 -0.610036 10.6335 0.779788 12.8415 0.936303C11.2384 1.91388 7.99519 1.24933 6.45093 2.28593C4.94558 1.36565 1.62287 2.2081 0 0.936303Z" koffice:nodeTypes="ccccc"/>
          <draw:path draw:style-name="gr8" draw:id="shape35" draw:name="path80" draw:layer="g3148" svg:width="6.83861856000pt" svg:height="1.96606980014pt" draw:transform="matrix(0.31552669000 0.00000000000 0.00000000000 0.31552669000 99.25030865854pt 52.08916535602pt)" svg:viewBox="0 0 7 2" svg:d="M0 0C2.96537 1.08904 3.63069 0.925647 6.83862 0.107873C6.17329 1.6879 4.47367 2.02104 3.51027 1.95917C2.51185 1.90047 1.15045 2.01548 0.00085408 0" koffice:nodeTypes="cccc"/>
          <draw:path draw:style-name="gr9" draw:id="shape36" draw:name="path82" draw:layer="g3148" svg:width="6.83861856000pt" svg:height="1.96860721578pt" draw:transform="matrix(0.31552669000 0.00000000000 0.00000000000 0.31552669000 99.25056107989pt 52.08916535602pt)" svg:viewBox="0 0 7 2" svg:d="M0 0C2.96537 1.08975 3.63155 0.926244 6.83862 0.107943C6.17329 1.68899 4.47367 2.02234 3.51027 1.96202C2.51185 1.90328 1.15045 2.01678 0.00085408 0Z" koffice:nodeTypes="ccccc"/>
          <draw:path draw:style-name="gr10" draw:id="shape37" draw:name="path84" draw:layer="g3148" svg:width="14.13558752144pt" svg:height="20.32222006860pt" draw:transform="matrix(0.31552669000 0.00000000000 0.00000000000 0.31552669000 92.86646332532pt 53.67498406965pt)" svg:viewBox="0 0 14 20" svg:d="M14.1058 2.44794C11.936 7.47676 8.72165 7.71788 7.48451 10.3589C6.2932 12.9016 4.56757 20.4109 0.411162 20.3214C-1.39057 18.7038 3.23103 18.0199 4.59864 9.67425C5.25487 5.78087 8.69913 6.29859 11.439 0.0883617C11.6603 -0.455164 14.4483 1.65443 14.1066 2.44633" koffice:nodeTypes="cccccc"/>
          <draw:path draw:style-name="gr9" draw:id="shape38" draw:name="path86" draw:layer="g3148" svg:width="14.13474567108pt" svg:height="20.31905060709pt" draw:transform="matrix(0.31552669000 0.00000000000 0.00000000000 0.31552669000 92.86656487006pt 53.67547135523pt)" svg:viewBox="0 0 14 20" svg:d="M14.1051 2.44458C11.9346 7.47463 8.72107 7.71573 7.48397 10.3565C6.29347 12.899 4.56712 20.4078 0.410837 20.3183C-1.39006 18.7007 3.2314 18.0169 4.59819 9.67195C5.2544 5.77886 8.69855 6.29654 11.4383 0.0884109C11.6596 -0.455073 14.4468 1.65274 14.1059 2.44458Z" koffice:nodeTypes="ccccccc"/>
          <draw:path draw:style-name="gr10" draw:id="shape39" draw:name="path88" draw:layer="g3148" svg:width="20.59605432159pt" svg:height="14.24132298188pt" draw:transform="matrix(0.31552669000 0.00000000000 0.00000000000 0.31552669000 89.08881061146pt 52.00002967619pt)" svg:viewBox="0 0 21 14" svg:d="M18.1153 0.029146C13.0171 2.21656 12.7746 5.4537 10.0976 6.70193C7.51949 7.90093 -0.093412 9.64376 0.000867913 13.8282C1.64087 15.6404 2.33172 10.9864 10.7924 9.60583C14.7395 8.94259 14.2126 5.47549 20.5064 2.7144C21.0578 2.49089 18.9187 -0.314579 18.1153 0.029146" koffice:nodeTypes="cccccc"/>
          <draw:path draw:style-name="gr9" draw:id="shape40" draw:name="path90" draw:layer="g3148" svg:width="20.59603994801pt" svg:height="14.23831762843pt" draw:transform="matrix(0.31552669000 0.00000000000 0.00000000000 0.31552669000 89.08881519097pt 52.00002483343pt)" svg:viewBox="0 0 21 14" svg:d="M18.1153 0.0291585C13.0171 2.21634 12.7746 5.45314 10.0975 6.69962C7.51947 7.90011 -0.092634 9.64114 0.000853538 13.8251C1.64085 15.6371 2.33249 10.9852 10.7924 9.60322C14.7402 8.94166 14.2134 5.47492 20.5064 2.71251C21.0578 2.48903 18.9187 -0.31453 18.1153 0.0291585Z" koffice:nodeTypes="cccccc"/>
          <draw:path draw:style-name="gr10" draw:id="shape41" draw:name="path92" draw:layer="g3148" svg:width="23.75236859270pt" svg:height="7.83931180106pt" draw:transform="matrix(0.31552669000 0.00000000000 0.00000000000 0.31552669000 87.11820230540pt 49.75634015985pt)" svg:viewBox="0 0 24 8" svg:d="M23.3048 3.75451C17.9879 5.83969 15.4425 3.6055 12.5783 4.62566C9.82073 5.60941 2.99657 9.86106 0.003184 6.67275C-0.127706 4.12617 3.7811 7.09097 10.9589 1.95378C14.3214 -0.429406 16.4749 2.54048 23.0837 0.0108283C23.6487 -0.223681 24.143 3.42518 23.3048 3.75451" koffice:nodeTypes="cccccc"/>
          <draw:path draw:style-name="gr9" draw:id="shape42" draw:name="path94" draw:layer="g3148" svg:width="23.75165742654pt" svg:height="7.83931190283pt" draw:transform="matrix(0.31552669000 0.00000000000 0.00000000000 0.31552669000 87.11795009013pt 49.75634012862pt)" svg:viewBox="0 0 24 8" svg:d="M23.3044 3.75451C17.9876 5.83969 15.4422 3.60381 12.5781 4.62566C9.82139 5.60941 2.99734 9.86106 0.00318329 6.67275C-0.127704 4.12617 3.78185 7.09097 10.9587 1.95378C14.3211 -0.429406 16.4747 2.53878 23.0833 0.0108283C23.6483 -0.223681 24.1418 3.42518 23.3044 3.75281Z" koffice:nodeTypes="ccccccc"/>
          <draw:path draw:style-name="gr10" draw:id="shape43" draw:name="path96" draw:layer="g3148" svg:width="11.13122327406pt" svg:height="21.24153707614pt" draw:transform="matrix(0.31552669000 0.00000000000 0.00000000000 0.31552669000 95.13910420330pt 54.33769330404pt)" svg:viewBox="0 0 11 21" svg:d="M11.1178 1.44024C9.47123 6.87212 1.80835 22.4909 0.398411 21.1616C-1.74707 20.9635 5.36134 4.81492 7.70882 0.140839C7.97358 -0.374835 11.3705 0.632145 11.1178 1.44024" koffice:nodeTypes="cccc"/>
          <draw:path draw:style-name="gr9" draw:id="shape44" draw:name="path98" draw:layer="g3148" svg:width="11.12961986236pt" svg:height="21.24153686677pt" draw:transform="matrix(0.31552669000 0.00000000000 0.00000000000 0.31552669000 95.13885178193pt 54.33819814674pt)" svg:viewBox="0 0 11 21" svg:d="M11.117 1.43867C9.47055 6.87212 1.80902 22.4909 0.398382 21.1616C-1.74694 20.962 5.36096 4.81492 7.70826 0.140839C7.97301 -0.374835 11.3689 0.632145 11.1162 1.44024Z" koffice:nodeTypes="ccccc"/>
          <draw:path draw:style-name="gr10" draw:id="shape45" draw:name="path100" draw:layer="g3148" svg:width="17.34005333290pt" svg:height="17.28834630284pt" draw:transform="matrix(0.31552669000 0.00000000000 0.00000000000 0.31552669000 90.80226632386pt 52.91812450589pt)" svg:viewBox="0 0 17 17" svg:d="M17.2712 2.41713C13.7559 6.9096 0.981508 18.837 0.191603 17.1208C-1.68738 16.205 10.7784 3.59944 14.651 0.0478025C15.0837 -0.341075 17.8012 1.75071 17.272 2.41556" koffice:nodeTypes="cccc"/>
          <draw:path draw:style-name="gr9" draw:id="shape46" draw:name="path102" draw:layer="g3148" svg:width="17.33862180634pt" svg:height="17.28524894419pt" draw:transform="matrix(0.31552669000 0.00000000000 0.00000000000 0.31552669000 90.80231224072pt 52.91862934860pt)" svg:viewBox="0 0 17 17" svg:d="M17.2704 2.41535C13.7552 6.90898 0.981327 18.8337 0.191452 17.1177C-1.68666 16.2036 10.7779 3.59755 14.6503 0.0477982C15.0829 -0.341044 17.8004 1.75055 17.2704 2.41535Z" koffice:nodeTypes="cccc"/>
          <draw:path draw:style-name="gr10" draw:id="shape47" draw:name="path104" draw:layer="g3148" svg:width="22.53762823149pt" svg:height="11.03322705021pt" draw:transform="matrix(0.31552669000 0.00000000000 0.00000000000 0.31552669000 87.96391403412pt 50.82467746943pt)" svg:viewBox="0 0 23 11" svg:d="M22.3429 3.23563C17.1648 6.15364 0.138882 12.6009 0.0838214 10.6828C-1.33562 9.1101 15.6725 1.90402 20.8069 0.00996154C21.3769 -0.194346 23.117 2.80699 22.3421 3.23563" koffice:nodeTypes="cccc"/>
          <draw:path draw:style-name="gr9" draw:id="shape48" draw:name="path106" draw:layer="g3148" svg:width="22.54066395837pt" svg:height="11.03415223732pt" draw:transform="matrix(0.31552669000 0.00000000000 0.00000000000 0.31552669000 87.96419546149pt 50.82467745080pt)" svg:viewBox="0 0 23 11" svg:d="M22.3443 3.23577C17.1658 6.15389 0.138798 12.603 0.083734 10.6833C-1.33499 9.11048 15.6742 1.9041 20.809 0.00996202C21.3799 -0.194354 23.1201 2.8071 22.3451 3.23417Z" koffice:nodeTypes="ccccc"/>
          <draw:path draw:style-name="gr10" draw:id="shape49" draw:name="path108" draw:layer="g3148" svg:width="23.56574109402pt" svg:height="3.86356554898pt" draw:transform="matrix(0.31552669000 0.00000000000 0.00000000000 0.31552669000 106.41529380472pt 48.47700358619pt)" svg:viewBox="0 0 24 4" svg:d="M0.514465 3.52317C6.34578 4.25595 24.2615 3.82116 23.5448 2.06785C24.1957 0.12505 5.9938 -0.131264 0.611971 0.0472123C0.0158387 0.0715857 -0.355159 3.42253 0.514465 3.52317" koffice:nodeTypes="cccc"/>
          <draw:path draw:style-name="gr9" draw:id="shape50" draw:name="path110" draw:layer="g3148" svg:width="23.56579990702pt" svg:height="3.86495707372pt" draw:transform="matrix(0.31552669000 0.00000000000 0.00000000000 0.31552669000 106.41577937796pt 48.47700358619pt)" svg:viewBox="0 0 24 4" svg:d="M0.514527 3.52381C6.34507 4.25829 24.2615 3.82184 23.5449 2.06822C24.1965 0.125073 5.9931 -0.131287 0.61124 0.0472208C0.0158992 0.0715986 -0.355099 3.42315 0.514527 3.52381Z" koffice:nodeTypes="cccc"/>
          <draw:path draw:style-name="gr10" draw:id="shape51" draw:name="path112" draw:layer="g3148" svg:width="7.08556231456pt" svg:height="22.34691319587pt" draw:transform="matrix(0.31552669000 0.00000000000 0.00000000000 0.31552669000 101.12253532351pt 54.87897236227pt)" svg:viewBox="0 0 7 22" svg:d="M3.44517 0.428044C5.33041 5.43697 3.26523 7.81763 4.18828 10.5146C5.07669 13.1113 8.93977 19.5475 5.99898 22.3445C3.66125 22.4541 6.40253 18.796 1.72783 12.0223C-0.441246 8.84985 2.29476 6.84139 0.00973536 0.616509C-0.203332 0.0834429 3.14854 -0.360516 3.44593 0.428044" koffice:nodeTypes="cccccc"/>
          <draw:path draw:style-name="gr9" draw:id="shape52" draw:name="path114" draw:layer="g3148" svg:width="7.08753832990pt" svg:height="22.34913468763pt" draw:transform="matrix(0.31552669000 0.00000000000 0.00000000000 0.31552669000 101.12255717757pt 54.87911318964pt)" svg:viewBox="0 0 7 22" svg:d="M3.4471 0.426048C5.33185 5.43681 3.26714 7.81602 4.18956 10.5146C5.07809 13.1115 8.94171 19.548 6.00126 22.3467C3.66321 22.4564 6.40487 18.798 1.72801 12.0224C-0.44062 8.84987 2.29502 6.84131 0.00967157 0.616101C-0.202674 0.0845844 3.14892 -0.360974 3.44635 0.427626Z" koffice:nodeTypes="ccccccc"/>
          <draw:path draw:style-name="gr10" draw:id="shape53" draw:name="path116" draw:layer="g3148" svg:width="14.13567582729pt" svg:height="20.31749457480pt" draw:transform="matrix(0.31552669000 0.00000000000 0.00000000000 0.31552669000 103.42603381928pt 53.75497535247pt)" svg:viewBox="0 0 14 20" svg:d="M0.0297611 2.44532C2.19961 7.47438 5.41399 7.71466 6.65113 10.3561C7.84244 12.8993 9.56807 20.407 13.7245 20.3167C15.5262 18.7016 10.9046 18.0162 9.537 9.67081C8.88077 5.77787 5.43651 6.29634 2.69664 0.0884355C2.4753 -0.455028 -0.312723 1.6519 0.0289845 2.44371" koffice:nodeTypes="cccccc"/>
          <draw:path draw:style-name="gr9" draw:id="shape54" draw:name="path118" draw:layer="g3148" svg:width="14.13413017348pt" svg:height="20.31749608683pt" draw:transform="matrix(0.31552669000 0.00000000000 0.00000000000 0.31552669000 103.42603138738pt 53.75499290922pt)" svg:viewBox="0 0 14 20" svg:d="M0.0289905 2.44527C2.1995 7.47432 5.41293 7.7146 6.65 10.3561C7.84125 12.8993 9.56678 20.4086 13.723 20.3167C15.5246 18.7016 10.9033 18.0178 9.53572 9.67236C8.87952 5.77942 5.43545 6.29628 2.69572 0.0883793C2.4744 -0.455084 -0.312699 1.65346 0.0289905 2.44527Z" koffice:nodeTypes="cccccc"/>
          <draw:path draw:style-name="gr10" draw:id="shape55" draw:name="path120" draw:layer="g3148" svg:width="20.59604350304pt" svg:height="14.23964559570pt" draw:transform="matrix(0.31552669000 0.00000000000 0.00000000000 0.31552669000 105.23693594020pt 52.03986864272pt)" svg:viewBox="0 0 21 14" svg:d="M2.48075 0.0292838C7.57899 2.21657 7.82142 5.45192 10.4985 6.70007C13.0766 7.90061 20.6887 9.64173 20.5952 13.8259C18.9552 15.6396 18.2643 10.9858 9.80368 9.60542C5.8566 8.94222 6.38346 5.47532 0.089683 2.71277C-0.461735 2.48928 1.67739 -0.315228 2.48075 0.0292838" koffice:nodeTypes="cccccc"/>
          <draw:path draw:style-name="gr9" draw:id="shape56" draw:name="path122" draw:layer="g3148" svg:width="20.59553661402pt" svg:height="14.23917423052pt" draw:transform="matrix(0.31552669000 0.00000000000 0.00000000000 0.31552669000 105.23675035910pt 52.03995089145pt)" svg:viewBox="0 0 21 14" svg:d="M2.48051 0.0290203C7.5787 2.21627 7.82193 5.45317 10.4981 6.69968C13.0761 7.9002 20.6882 9.64129 20.5947 13.8254C18.9547 15.6391 18.2639 10.9854 9.80337 9.60417C5.85633 8.94179 6.38318 5.47495 0.0894722 2.71245C-0.461148 2.49058 1.67716 -0.313871 2.48051 0.0290203Z" koffice:nodeTypes="cccccc"/>
          <draw:path draw:style-name="gr10" draw:id="shape57" draw:name="path124" draw:layer="g3148" svg:width="23.75228423227pt" svg:height="7.83931180106pt" draw:transform="matrix(0.31552669000 0.00000000000 0.00000000000 0.31552669000 106.34775332842pt 49.75634015985pt)" svg:viewBox="0 0 24 8" svg:d="M0.447586 3.75451C5.76447 5.83969 8.3099 3.6055 11.174 4.62566C13.9316 5.60941 20.7558 9.86106 23.7491 6.67275C23.8792 4.12617 19.9712 7.09097 12.7934 1.95378C9.431 -0.429406 7.27742 2.54048 0.668716 0.0108283C0.103696 -0.223681 -0.390595 3.42518 0.447586 3.75451" koffice:nodeTypes="cccccc"/>
          <draw:path draw:style-name="gr9" draw:id="shape58" draw:name="path126" draw:layer="g3148" svg:width="23.75007501478pt" svg:height="7.83785808334pt" draw:transform="matrix(0.31552669000 0.00000000000 0.00000000000 0.31552669000 106.34761107576pt 49.75634012862pt)" svg:viewBox="0 0 24 8" svg:d="M0.447209 3.75416C5.76302 5.83915 8.30915 3.60348 11.1723 4.62523C13.9298 5.60889 20.7536 9.85845 23.7469 6.67213C23.8778 4.12578 19.9692 7.08862 12.7917 1.9536C9.42938 -0.429366 7.27672 2.53855 0.668329 0.0108273C0.103336 -0.22366 -0.390119 3.42486 0.447209 3.75246Z" koffice:nodeTypes="ccccccc"/>
          <draw:path draw:style-name="gr10" draw:id="shape59" draw:name="path128" draw:layer="g3148" svg:width="11.13067297899pt" svg:height="21.24030466777pt" draw:transform="matrix(0.31552669000 0.00000000000 0.00000000000 0.31552669000 102.24738977240pt 54.41766480724pt)" svg:viewBox="0 0 11 21" svg:d="M0.0134178 1.43956C1.65992 6.87127 9.32264 22.4896 10.7325 21.1604C12.8771 20.9607 5.76972 4.81414 3.42229 0.140978C3.15753 -0.374681 -0.23927 0.630697 0.0134178 1.43956" koffice:nodeTypes="cccc"/>
          <draw:path draw:style-name="gr9" draw:id="shape60" draw:name="path130" draw:layer="g3148" svg:width="11.13106006813pt" svg:height="21.23997054720pt" draw:transform="matrix(0.31552669000 0.00000000000 0.00000000000 0.31552669000 102.24766736383pt 54.41821386098pt)" svg:viewBox="0 0 11 21" svg:d="M0.012533 1.43784C1.65986 6.87109 9.32189 22.4893 10.7327 21.1601C12.8781 20.9604 5.76972 4.81397 3.42226 0.14084C3.1575 -0.374816 -0.238549 0.632127 0.0133378 1.43941Z" koffice:nodeTypes="ccccc"/>
          <draw:path draw:style-name="gr10" draw:id="shape61" draw:name="path132" draw:layer="g3148" svg:width="17.33884491360pt" svg:height="17.28834630284pt" draw:transform="matrix(0.31552669000 0.00000000000 0.00000000000 0.31552669000 104.40275483474pt 52.91812450589pt)" svg:viewBox="0 0 17 17" svg:d="M0.0682428 2.41713C3.58345 6.9096 16.3574 18.837 17.1472 17.1208C19.0262 16.205 6.56082 3.59944 2.68836 0.0478025C2.25573 -0.341075 -0.461747 1.75071 0.0682428 2.41556" koffice:nodeTypes="cccc"/>
          <draw:path draw:style-name="gr9" draw:id="shape62" draw:name="path134" draw:layer="g3148" svg:width="17.33848047337pt" svg:height="17.28527969935pt" draw:transform="matrix(0.31552669000 0.00000000000 0.00000000000 0.31552669000 104.40256345990pt 52.91861956531pt)" svg:viewBox="0 0 17 17" svg:d="M0.0688374 2.41538C3.58401 6.90902 16.3578 18.8338 17.1469 17.1177C19.0258 16.202 6.56135 3.59759 2.68893 0.0478287C2.2563 -0.341014 -0.461148 1.74902 0.0680523 2.41538Z" koffice:nodeTypes="ccccc"/>
          <draw:path draw:style-name="gr10" draw:id="shape63" draw:name="path136" draw:layer="g3148" svg:width="22.53831682525pt" svg:height="11.03322705021pt" draw:transform="matrix(0.31552669000 0.00000000000 0.00000000000 0.31552669000 105.92031148407pt 50.82467746943pt)" svg:viewBox="0 0 23 11" svg:d="M0.195078 3.23563C5.37329 6.15364 22.3994 12.6009 22.4545 10.6828C23.8739 9.1101 6.86562 1.90402 1.73113 0.00996154C1.16027 -0.194346 -0.579833 2.80699 0.195887 3.23563" koffice:nodeTypes="cccc"/>
          <draw:path draw:style-name="gr9" draw:id="shape64" draw:name="path138" draw:layer="g3148" svg:width="22.53927858238pt" svg:height="11.03118809891pt" draw:transform="matrix(0.31552669000 0.00000000000 0.00000000000 0.31552669000 105.91991690920pt 50.82467586541pt)" svg:viewBox="0 0 23 11" svg:d="M0.196347 3.23532C5.37467 6.15304 22.4012 12.5998 22.4555 10.6803C23.8749 9.10761 6.86622 1.90224 1.73081 0.00996568C1.16075 -0.194323 -0.579389 2.80511 0.195537 3.23372Z" koffice:nodeTypes="ccccc"/>
          <draw:path draw:style-name="gr10" draw:id="shape65" draw:name="path140" draw:layer="g3148" svg:width="14.13567582729pt" svg:height="20.31749457480pt" draw:transform="matrix(0.31552669000 0.00000000000 0.00000000000 0.31552669000 103.42603381928pt 53.75497535247pt)" svg:viewBox="0 0 14 20" svg:d="M0.0297611 2.44532C2.19961 7.47438 5.41399 7.71466 6.65113 10.3561C7.84244 12.8993 9.56807 20.407 13.7245 20.3167C15.5262 18.7016 10.9046 18.0162 9.537 9.67081C8.88077 5.77787 5.43651 6.29634 2.69664 0.0884355C2.4753 -0.455028 -0.312723 1.6519 0.0289845 2.44371" koffice:nodeTypes="cccccc"/>
          <draw:path draw:style-name="gr9" draw:id="shape66" draw:name="path142" draw:layer="g3148" svg:width="14.13413017348pt" svg:height="20.31749608683pt" draw:transform="matrix(0.31552669000 0.00000000000 0.00000000000 0.31552669000 103.42603138738pt 53.75499290922pt)" svg:viewBox="0 0 14 20" svg:d="M0.0289905 2.44527C2.1995 7.47432 5.41293 7.7146 6.65 10.3561C7.84125 12.8993 9.56678 20.4086 13.723 20.3167C15.5246 18.7016 10.9033 18.0178 9.53572 9.67236C8.87952 5.77942 5.43545 6.29628 2.69572 0.0883793C2.4744 -0.455084 -0.312699 1.65346 0.0289905 2.44527Z" koffice:nodeTypes="cccccc"/>
          <draw:path draw:style-name="gr10" draw:id="shape67" draw:name="path144" draw:layer="g3148" svg:width="20.59604350304pt" svg:height="14.23964559570pt" draw:transform="matrix(0.31552669000 0.00000000000 0.00000000000 0.31552669000 105.23693594020pt 52.03986864272pt)" svg:viewBox="0 0 21 14" svg:d="M2.48075 0.0292838C7.57899 2.21657 7.82142 5.45192 10.4985 6.70007C13.0766 7.90061 20.6887 9.64173 20.5952 13.8259C18.9552 15.6396 18.2643 10.9858 9.80368 9.60542C5.8566 8.94222 6.38346 5.47532 0.089683 2.71277C-0.461735 2.48928 1.67739 -0.315228 2.48075 0.0292838" koffice:nodeTypes="cccccc"/>
          <draw:path draw:style-name="gr9" draw:id="shape68" draw:name="path146" draw:layer="g3148" svg:width="20.59553661402pt" svg:height="14.23917423052pt" draw:transform="matrix(0.31552669000 0.00000000000 0.00000000000 0.31552669000 105.23675035910pt 52.03995089145pt)" svg:viewBox="0 0 21 14" svg:d="M2.48051 0.0290203C7.5787 2.21627 7.82193 5.45317 10.4981 6.69968C13.0761 7.9002 20.6882 9.64129 20.5947 13.8254C18.9547 15.6391 18.2639 10.9854 9.80337 9.60417C5.85633 8.94179 6.38318 5.47495 0.0894722 2.71245C-0.461148 2.49058 1.67716 -0.313871 2.48051 0.0290203Z" koffice:nodeTypes="cccccc"/>
          <draw:path draw:style-name="gr10" draw:id="shape69" draw:name="path148" draw:layer="g3148" svg:width="23.75228423227pt" svg:height="7.83931180106pt" draw:transform="matrix(0.31552669000 0.00000000000 0.00000000000 0.31552669000 106.34775332842pt 49.75634015985pt)" svg:viewBox="0 0 24 8" svg:d="M0.447586 3.75451C5.76447 5.83969 8.3099 3.6055 11.174 4.62566C13.9316 5.60941 20.7558 9.86106 23.7491 6.67275C23.8792 4.12617 19.9712 7.09097 12.7934 1.95378C9.431 -0.429406 7.27742 2.54048 0.668716 0.0108283C0.103696 -0.223681 -0.390595 3.42518 0.447586 3.75451" koffice:nodeTypes="cccccc"/>
          <draw:path draw:style-name="gr9" draw:id="shape70" draw:name="path150" draw:layer="g3148" svg:width="23.75007501478pt" svg:height="7.83785808334pt" draw:transform="matrix(0.31552669000 0.00000000000 0.00000000000 0.31552669000 106.34761107576pt 49.75634012862pt)" svg:viewBox="0 0 24 8" svg:d="M0.447209 3.75416C5.76302 5.83915 8.30915 3.60348 11.1723 4.62523C13.9298 5.60889 20.7536 9.85845 23.7469 6.67213C23.8778 4.12578 19.9692 7.08862 12.7917 1.9536C9.42938 -0.429366 7.27672 2.53855 0.668329 0.0108273C0.103336 -0.22366 -0.390119 3.42486 0.447209 3.75246Z" koffice:nodeTypes="ccccccc"/>
          <draw:path draw:style-name="gr10" draw:id="shape71" draw:name="path152" draw:layer="g3148" svg:width="11.13067297899pt" svg:height="21.24030466777pt" draw:transform="matrix(0.31552669000 0.00000000000 0.00000000000 0.31552669000 102.24738977240pt 54.41766480724pt)" svg:viewBox="0 0 11 21" svg:d="M0.0134178 1.43956C1.65992 6.87127 9.32264 22.4896 10.7325 21.1604C12.8771 20.9607 5.76972 4.81414 3.42229 0.140978C3.15753 -0.374681 -0.23927 0.630697 0.0134178 1.43956" koffice:nodeTypes="cccc"/>
          <draw:path draw:style-name="gr9" draw:id="shape72" draw:name="path154" draw:layer="g3148" svg:width="11.13106006813pt" svg:height="21.23997054720pt" draw:transform="matrix(0.31552669000 0.00000000000 0.00000000000 0.31552669000 102.24766736383pt 54.41821386098pt)" svg:viewBox="0 0 11 21" svg:d="M0.012533 1.43784C1.65986 6.87109 9.32189 22.4893 10.7327 21.1601C12.8781 20.9604 5.76972 4.81397 3.42226 0.14084C3.1575 -0.374816 -0.238549 0.632127 0.0133378 1.43941Z" koffice:nodeTypes="ccccc"/>
          <draw:path draw:style-name="gr10" draw:id="shape73" draw:name="path156" draw:layer="g3148" svg:width="17.33884491360pt" svg:height="17.28834630284pt" draw:transform="matrix(0.31552669000 0.00000000000 0.00000000000 0.31552669000 104.40275483474pt 52.91812450589pt)" svg:viewBox="0 0 17 17" svg:d="M0.0682428 2.41713C3.58345 6.9096 16.3574 18.837 17.1472 17.1208C19.0262 16.205 6.56082 3.59944 2.68836 0.0478025C2.25573 -0.341075 -0.461747 1.75071 0.0682428 2.41556" koffice:nodeTypes="cccc"/>
          <draw:path draw:style-name="gr9" draw:id="shape74" draw:name="path158" draw:layer="g3148" svg:width="17.33848047337pt" svg:height="17.28527969935pt" draw:transform="matrix(0.31552669000 0.00000000000 0.00000000000 0.31552669000 104.40256345990pt 52.91861956531pt)" svg:viewBox="0 0 17 17" svg:d="M0.0688374 2.41538C3.58401 6.90902 16.3578 18.8338 17.1469 17.1177C19.0258 16.202 6.56135 3.59759 2.68893 0.0478287C2.2563 -0.341014 -0.461148 1.74902 0.0680523 2.41538Z" koffice:nodeTypes="ccccc"/>
          <draw:path draw:style-name="gr10" draw:id="shape75" draw:name="path160" draw:layer="g3148" svg:width="22.53831682525pt" svg:height="11.03322705021pt" draw:transform="matrix(0.31552669000 0.00000000000 0.00000000000 0.31552669000 105.92031148407pt 50.82467746943pt)" svg:viewBox="0 0 23 11" svg:d="M0.195078 3.23563C5.37329 6.15364 22.3994 12.6009 22.4545 10.6828C23.8739 9.1101 6.86562 1.90402 1.73113 0.00996154C1.16027 -0.194346 -0.579833 2.80699 0.195887 3.23563" koffice:nodeTypes="cccc"/>
          <draw:path draw:style-name="gr9" draw:id="shape76" draw:name="path162" draw:layer="g3148" svg:width="22.53927858238pt" svg:height="11.03118809891pt" draw:transform="matrix(0.31552669000 0.00000000000 0.00000000000 0.31552669000 105.91991690920pt 50.82467586541pt)" svg:viewBox="0 0 23 11" svg:d="M0.196347 3.23532C5.37467 6.15304 22.4012 12.5998 22.4555 10.6803C23.8749 9.10761 6.86622 1.90224 1.73081 0.00996568C1.16075 -0.194323 -0.579389 2.80511 0.195537 3.23372Z" koffice:nodeTypes="ccccc"/>
          <draw:path draw:style-name="gr10" draw:id="shape77" draw:name="path164" draw:layer="g3148" svg:width="23.56573775553pt" svg:height="3.86460816450pt" draw:transform="matrix(0.31552669000 0.00000000000 0.00000000000 0.31552669000 86.90529932465pt 48.44837395853pt)" svg:viewBox="0 0 24 4" svg:d="M23.0513 0.340069C17.22 -0.392018 -0.695732 0.0420446 0.0208958 1.79638C-0.630728 3.74101 17.5719 3.99578 22.9538 3.81728C23.5499 3.7929 23.9209 0.441507 23.0513 0.340069" koffice:nodeTypes="cccc"/>
          <draw:path draw:style-name="gr9" draw:id="shape78" draw:name="path166" draw:layer="g3148" svg:width="23.56573681457pt" svg:height="3.86453683515pt" draw:transform="matrix(0.31552669000 0.00000000000 0.00000000000 0.31552669000 86.90555204548pt 48.44838885297pt)" svg:viewBox="0 0 24 4" svg:d="M23.0513 0.34002C17.2207 -0.39206 -0.695732 0.0419978 0.0208948 1.79789C-0.630728 3.74093 17.5719 3.9957 22.9538 3.8172C23.5499 3.79283 23.9209 0.441457 23.0513 0.34002Z" koffice:nodeTypes="cccc"/>
          <draw:path draw:style-name="gr10" draw:id="shape79" draw:name="path168" draw:layer="g3148" svg:width="7.08680675554pt" svg:height="22.34788318123pt" draw:transform="matrix(0.31552669000 0.00000000000 0.00000000000 0.31552669000 97.32609280005pt 36.13360276772pt)" svg:viewBox="0 0 7 22" svg:d="M3.64133 21.9185C1.75592 16.9103 3.82128 14.5288 2.89816 11.8318C2.00967 9.23506 -1.85451 2.79869 1.08654 0.00239363C3.42448 -0.107219 0.682955 3.551 5.35882 10.3241C7.52809 13.4989 4.79185 15.5074 7.07707 21.7308C7.29016 22.2639 3.93799 22.7087 3.64057 21.9201" koffice:nodeTypes="cccccc"/>
          <draw:path draw:style-name="gr9" draw:id="shape80" draw:name="path170" draw:layer="g3148" svg:width="7.08818233144pt" svg:height="22.34752618139pt" draw:transform="matrix(0.31552669000 0.00000000000 0.00000000000 0.31552669000 97.32685006417pt 36.13309792513pt)" svg:viewBox="0 0 7 22" svg:d="M3.64093 21.9199C1.75534 16.9117 3.8209 14.5302 2.89844 11.8333C2.00986 9.23657 -1.85469 2.79867 1.08665 0.0023936C3.42481 -0.107218 0.683021 3.55097 5.3601 10.3256C7.52882 13.4988 4.79306 15.5073 7.07851 21.7307C7.29086 22.2637 3.93913 22.7085 3.64093 21.9191Z" koffice:nodeTypes="ccccccc"/>
          <draw:path draw:style-name="gr10" draw:id="shape81" draw:name="path172" draw:layer="g3148" svg:width="14.13558752144pt" svg:height="20.31915992556pt" draw:transform="matrix(0.31552669000 0.00000000000 0.00000000000 0.31552669000 92.80386283003pt 38.05024213155pt)" svg:viewBox="0 0 14 20" svg:d="M14.1058 17.8729C11.936 12.8445 8.72165 12.6018 7.48451 9.96258C6.2932 7.41932 4.56757 -0.0902965 0.411162 0.000821981C-1.39057 1.61677 3.23103 2.30056 4.59864 10.6455C5.25487 14.5394 8.69913 14.0226 11.439 20.2307C11.6603 20.7742 14.4483 18.6672 14.1066 17.8745" koffice:nodeTypes="cccccc"/>
          <draw:path draw:style-name="gr9" draw:id="shape82" draw:name="path174" draw:layer="g3148" svg:width="14.13404922467pt" svg:height="20.31904789318pt" draw:transform="matrix(0.31552669000 0.00000000000 0.00000000000 0.31552669000 92.80361040866pt 38.05024213155pt)" svg:viewBox="0 0 14 20" svg:d="M14.1051 17.8729C11.9346 12.8444 8.72118 12.6033 7.48411 9.96255C6.29285 7.4193 4.56732 -0.0902963 0.41114 0.000821978C-1.39049 1.61676 3.23085 2.30055 4.59839 10.6455C5.25458 14.5394 8.69865 14.0209 11.4383 20.2307C11.6597 20.7742 14.4467 18.6655 14.1051 17.8729Z" koffice:nodeTypes="cccccc"/>
          <draw:path draw:style-name="gr10" draw:id="shape83" draw:name="path176" draw:layer="g3148" svg:width="20.59605432159pt" svg:height="14.24032835005pt" draw:transform="matrix(0.31552669000 0.00000000000 0.00000000000 0.31552669000 89.02545285211pt 41.67069427768pt)" svg:viewBox="0 0 21 14" svg:d="M18.1153 14.2109C13.0171 12.0236 12.7746 8.78737 10.0976 7.5408C7.51949 6.34023 -0.093412 4.59665 0.000867913 0.413203C1.64087 -1.39895 2.33172 3.25408 10.7924 4.63458C14.7395 5.2986 14.2126 8.76478 20.5064 11.5274C21.0578 11.7501 18.9187 14.5563 18.1153 14.2109" koffice:nodeTypes="cccccc"/>
          <draw:path draw:style-name="gr9" draw:id="shape84" draw:name="path178" draw:layer="g3148" svg:width="20.59603994801pt" svg:height="14.23733635738pt" draw:transform="matrix(0.31552669000 0.00000000000 0.00000000000 0.31552669000 89.02545743162pt 41.67116663800pt)" svg:viewBox="0 0 21 14" svg:d="M18.1153 14.2079C13.0171 12.0208 12.7738 8.78493 10.0975 7.5385C7.51947 6.33805 -0.092634 4.59627 0.000853538 0.413264C1.64085 -1.39871 2.33249 3.25222 10.7924 4.63419C14.7394 5.29653 14.2126 8.76396 20.5064 11.5247C21.0578 11.7489 18.9187 14.5532 18.1153 14.2079Z" koffice:nodeTypes="cccccc"/>
          <draw:path draw:style-name="gr10" draw:id="shape85" draw:name="path180" draw:layer="g3148" svg:width="23.75236859270pt" svg:height="7.83957104807pt" draw:transform="matrix(0.31552669000 0.00000000000 0.00000000000 0.31552669000 87.10179491752pt 46.07217481496pt)" svg:viewBox="0 0 24 8" svg:d="M23.3048 4.085C17.9879 1.99979 15.4425 4.2357 12.5783 3.21383C9.82073 2.22922 2.99657 -2.02165 0.003184 1.16671C-0.127706 3.71249 3.7811 0.747639 10.9589 5.88576C14.3214 8.26814 16.4749 5.29821 23.0837 7.82874C23.6487 8.06326 24.143 4.41349 23.3048 4.085" koffice:nodeTypes="cccccc"/>
          <draw:path draw:style-name="gr9" draw:id="shape86" draw:name="path182" draw:layer="g3148" svg:width="23.75156563741pt" svg:height="7.83811726109pt" draw:transform="matrix(0.31552669000 0.00000000000 0.00000000000 0.31552669000 87.10154249617pt 46.07239054672pt)" svg:viewBox="0 0 24 8" svg:d="M23.3044 4.0839C17.9876 1.99887 15.4422 4.23458 12.5781 3.21281C9.82137 2.22828 2.99734 -2.02049 0.00318395 1.16588C-0.127704 3.71142 3.78103 0.748539 10.9587 5.88449C14.3211 8.26665 16.4738 5.29868 23.0824 7.82729C23.6483 8.06178 24.1417 4.41235 23.3044 4.08559Z" koffice:nodeTypes="ccccccc"/>
          <draw:path draw:style-name="gr10" draw:id="shape87" draw:name="path184" draw:layer="g3148" svg:width="11.13122327406pt" svg:height="21.24044608848pt" draw:transform="matrix(0.31552669000 0.00000000000 0.00000000000 0.31552669000 95.08559087668pt 36.92753361952pt)" svg:viewBox="0 0 11 21" svg:d="M11.1178 19.8009C9.47123 14.3684 1.80835 -1.25003 0.398411 0.0800023C-1.74707 0.279664 5.36134 16.4263 7.70882 21.0995C7.97358 21.6151 11.3705 20.6097 11.1178 19.8009" koffice:nodeTypes="cccc"/>
          <draw:path draw:style-name="gr9" draw:id="shape88" draw:name="path186" draw:layer="g3148" svg:width="11.13106273387pt" svg:height="21.23731279509pt" draw:transform="matrix(0.31552669000 0.00000000000 0.00000000000 0.31552669000 95.08559087667pt 36.92803842885pt)" svg:viewBox="0 0 11 21" svg:d="M11.1185 19.7986C9.47117 14.3673 1.80914 -1.24993 0.398408 0.0799964C-1.74705 0.278071 5.36131 16.4251 7.70876 21.0963C7.97353 21.612 11.3696 20.6067 11.1177 19.7986Z" koffice:nodeTypes="ccccc"/>
          <draw:path draw:style-name="gr10" draw:id="shape89" draw:name="path188" draw:layer="g3148" svg:width="17.34005333290pt" svg:height="17.28457141189pt" draw:transform="matrix(0.31552669000 0.00000000000 0.00000000000 0.31552669000 90.84744974587pt 39.68212124252pt)" svg:viewBox="0 0 17 17" svg:d="M17.2712 14.8699C13.7559 10.3763 0.981508 -1.54976 0.191603 0.167856C-1.68738 1.08193 10.7784 13.6861 14.651 17.2366C15.0837 17.6262 17.8012 15.5347 17.272 14.8699" koffice:nodeTypes="cccc"/>
          <draw:path draw:style-name="gr9" draw:id="shape90" draw:name="path190" draw:layer="g3148" svg:width="17.33849410577pt" svg:height="17.28520989091pt" draw:transform="matrix(0.31552669000 0.00000000000 0.00000000000 0.31552669000 90.84744616889pt 39.68170415719pt)" svg:viewBox="0 0 17 17" svg:d="M17.2697 14.8699C13.7545 10.3762 0.980694 -1.54849 0.191605 0.167586C-1.68729 1.08168 10.7771 13.6877 14.6496 17.2374C15.0822 17.6263 17.7996 15.5347 17.2704 14.8699Z" koffice:nodeTypes="ccccc"/>
          <draw:path draw:style-name="gr10" draw:id="shape91" draw:name="path192" draw:layer="g3148" svg:width="22.53775354745pt" svg:height="11.03023623905pt" draw:transform="matrix(0.31552669000 0.00000000000 0.00000000000 0.31552669000 87.87809077444pt 43.86544507615pt)" svg:viewBox="0 0 23 11" svg:d="M22.343 7.79735C17.1648 4.87735 0.138883 -1.56908 0.0838217 0.35115C-1.33562 1.92371 15.6725 9.12718 20.8069 11.0202C21.3778 11.2253 23.1171 8.22434 22.3422 7.79735" koffice:nodeTypes="cccc"/>
          <draw:path draw:style-name="gr9" draw:id="shape92" draw:name="path194" draw:layer="g3148" svg:width="22.54066395837pt" svg:height="11.03344075198pt" draw:transform="matrix(0.31552669000 0.00000000000 0.00000000000 0.31552669000 87.87811978045pt 43.86544507614pt)" svg:viewBox="0 0 23 11" svg:d="M22.3443 7.79849C17.1658 4.87806 0.138798 -1.56931 0.083734 0.351201C-1.33499 1.92399 15.6742 9.1301 20.809 11.0234C21.3799 11.2285 23.1201 8.22714 22.3451 7.79849Z" koffice:nodeTypes="ccccc"/>
          <draw:path draw:style-name="gr10" draw:id="shape93" draw:name="path196" draw:layer="g3148" svg:width="14.13558752144pt" svg:height="20.31915992556pt" draw:transform="matrix(0.31552669000 0.00000000000 0.00000000000 0.31552669000 92.80386283003pt 38.05024213155pt)" svg:viewBox="0 0 14 20" svg:d="M14.1058 17.8729C11.936 12.8445 8.72165 12.6018 7.48451 9.96258C6.2932 7.41932 4.56757 -0.0902965 0.411162 0.000821981C-1.39057 1.61677 3.23103 2.30056 4.59864 10.6455C5.25487 14.5394 8.69913 14.0226 11.439 20.2307C11.6603 20.7742 14.4483 18.6672 14.1066 17.8745" koffice:nodeTypes="cccccc"/>
          <draw:path draw:style-name="gr9" draw:id="shape94" draw:name="path198" draw:layer="g3148" svg:width="14.13404922467pt" svg:height="20.31904789318pt" draw:transform="matrix(0.31552669000 0.00000000000 0.00000000000 0.31552669000 92.80361040866pt 38.05024213155pt)" svg:viewBox="0 0 14 20" svg:d="M14.1051 17.8729C11.9346 12.8444 8.72118 12.6033 7.48411 9.96255C6.29285 7.4193 4.56732 -0.0902963 0.41114 0.000821978C-1.39049 1.61676 3.23085 2.30055 4.59839 10.6455C5.25458 14.5394 8.69865 14.0209 11.4383 20.2307C11.6597 20.7742 14.4467 18.6655 14.1051 17.8729Z" koffice:nodeTypes="cccccc"/>
          <draw:path draw:style-name="gr10" draw:id="shape95" draw:name="path200" draw:layer="g3148" svg:width="20.59605432159pt" svg:height="14.24032835005pt" draw:transform="matrix(0.31552669000 0.00000000000 0.00000000000 0.31552669000 89.02545285211pt 41.67069427768pt)" svg:viewBox="0 0 21 14" svg:d="M18.1153 14.2109C13.0171 12.0236 12.7746 8.78737 10.0976 7.5408C7.51949 6.34023 -0.093412 4.59665 0.000867913 0.413203C1.64087 -1.39895 2.33172 3.25408 10.7924 4.63458C14.7395 5.2986 14.2126 8.76478 20.5064 11.5274C21.0578 11.7501 18.9187 14.5563 18.1153 14.2109" koffice:nodeTypes="cccccc"/>
          <draw:path draw:style-name="gr9" draw:id="shape96" draw:name="path202" draw:layer="g3148" svg:width="20.59603994801pt" svg:height="14.23733635738pt" draw:transform="matrix(0.31552669000 0.00000000000 0.00000000000 0.31552669000 89.02545743162pt 41.67116663800pt)" svg:viewBox="0 0 21 14" svg:d="M18.1153 14.2079C13.0171 12.0208 12.7738 8.78493 10.0975 7.5385C7.51947 6.33805 -0.092634 4.59627 0.000853538 0.413264C1.64085 -1.39871 2.33249 3.25222 10.7924 4.63419C14.7394 5.29653 14.2126 8.76396 20.5064 11.5247C21.0578 11.7489 18.9187 14.5532 18.1153 14.2079Z" koffice:nodeTypes="cccccc"/>
          <draw:path draw:style-name="gr10" draw:id="shape97" draw:name="path204" draw:layer="g3148" svg:width="23.75236859270pt" svg:height="7.83957104807pt" draw:transform="matrix(0.31552669000 0.00000000000 0.00000000000 0.31552669000 87.10179491752pt 46.07217481496pt)" svg:viewBox="0 0 24 8" svg:d="M23.3048 4.085C17.9879 1.99979 15.4425 4.2357 12.5783 3.21383C9.82073 2.22922 2.99657 -2.02165 0.003184 1.16671C-0.127706 3.71249 3.7811 0.747639 10.9589 5.88576C14.3214 8.26814 16.4749 5.29821 23.0837 7.82874C23.6487 8.06326 24.143 4.41349 23.3048 4.085" koffice:nodeTypes="cccccc"/>
          <draw:path draw:style-name="gr9" draw:id="shape98" draw:name="path206" draw:layer="g3148" svg:width="23.75156563741pt" svg:height="7.83811726109pt" draw:transform="matrix(0.31552669000 0.00000000000 0.00000000000 0.31552669000 87.10154249617pt 46.07239054672pt)" svg:viewBox="0 0 24 8" svg:d="M23.3044 4.0839C17.9876 1.99887 15.4422 4.23458 12.5781 3.21281C9.82137 2.22828 2.99734 -2.02049 0.00318395 1.16588C-0.127704 3.71142 3.78103 0.748539 10.9587 5.88449C14.3211 8.26665 16.4738 5.29868 23.0824 7.82729C23.6483 8.06178 24.1417 4.41235 23.3044 4.08559Z" koffice:nodeTypes="ccccccc"/>
          <draw:path draw:style-name="gr10" draw:id="shape99" draw:name="path208" draw:layer="g3148" svg:width="11.13122327406pt" svg:height="21.24044608848pt" draw:transform="matrix(0.31552669000 0.00000000000 0.00000000000 0.31552669000 95.08559087668pt 36.92753361952pt)" svg:viewBox="0 0 11 21" svg:d="M11.1178 19.8009C9.47123 14.3684 1.80835 -1.25003 0.398411 0.0800023C-1.74707 0.279664 5.36134 16.4263 7.70882 21.0995C7.97358 21.6151 11.3705 20.6097 11.1178 19.8009" koffice:nodeTypes="cccc"/>
          <draw:path draw:style-name="gr9" draw:id="shape100" draw:name="path210" draw:layer="g3148" svg:width="11.13106273387pt" svg:height="21.23731279509pt" draw:transform="matrix(0.31552669000 0.00000000000 0.00000000000 0.31552669000 95.08559087667pt 36.92803842885pt)" svg:viewBox="0 0 11 21" svg:d="M11.1185 19.7986C9.47117 14.3673 1.80914 -1.24993 0.398408 0.0799964C-1.74705 0.278071 5.36131 16.4251 7.70876 21.0963C7.97353 21.612 11.3696 20.6067 11.1177 19.7986Z" koffice:nodeTypes="ccccc"/>
          <draw:path draw:style-name="gr10" draw:id="shape101" draw:name="path212" draw:layer="g3148" svg:width="17.34005333290pt" svg:height="17.28457141189pt" draw:transform="matrix(0.31552669000 0.00000000000 0.00000000000 0.31552669000 90.84744974587pt 39.68212124252pt)" svg:viewBox="0 0 17 17" svg:d="M17.2712 14.8699C13.7559 10.3763 0.981508 -1.54976 0.191603 0.167856C-1.68738 1.08193 10.7784 13.6861 14.651 17.2366C15.0837 17.6262 17.8012 15.5347 17.272 14.8699" koffice:nodeTypes="cccc"/>
          <draw:path draw:style-name="gr9" draw:id="shape102" draw:name="path214" draw:layer="g3148" svg:width="17.33849410577pt" svg:height="17.28520989091pt" draw:transform="matrix(0.31552669000 0.00000000000 0.00000000000 0.31552669000 90.84744616889pt 39.68170415719pt)" svg:viewBox="0 0 17 17" svg:d="M17.2697 14.8699C13.7545 10.3762 0.980694 -1.54849 0.191605 0.167586C-1.68729 1.08168 10.7771 13.6877 14.6496 17.2374C15.0822 17.6263 17.7996 15.5347 17.2704 14.8699Z" koffice:nodeTypes="ccccc"/>
          <draw:path draw:style-name="gr10" draw:id="shape103" draw:name="path216" draw:layer="g3148" svg:width="22.53775354745pt" svg:height="11.03023623905pt" draw:transform="matrix(0.31552669000 0.00000000000 0.00000000000 0.31552669000 87.87809077444pt 43.86544507615pt)" svg:viewBox="0 0 23 11" svg:d="M22.343 7.79735C17.1648 4.87735 0.138883 -1.56908 0.0838217 0.35115C-1.33562 1.92371 15.6725 9.12718 20.8069 11.0202C21.3778 11.2253 23.1171 8.22434 22.3422 7.79735" koffice:nodeTypes="cccc"/>
          <draw:path draw:style-name="gr9" draw:id="shape104" draw:name="path218" draw:layer="g3148" svg:width="22.54066395837pt" svg:height="11.03344075198pt" draw:transform="matrix(0.31552669000 0.00000000000 0.00000000000 0.31552669000 87.87811978045pt 43.86544507614pt)" svg:viewBox="0 0 23 11" svg:d="M22.3443 7.79849C17.1658 4.87806 0.138798 -1.56931 0.083734 0.351201C-1.33499 1.92399 15.6742 9.1301 20.809 11.0234C21.3799 11.2285 23.1201 8.22714 22.3451 7.79849Z" koffice:nodeTypes="ccccc"/>
          <draw:path draw:style-name="gr10" draw:id="shape105" draw:name="path220" draw:layer="g3148" svg:width="4.11671457789pt" svg:height="23.09404312277pt" draw:transform="matrix(0.31552669000 0.00000000000 0.00000000000 0.31552669000 99.74560408959pt 35.99364804120pt)" svg:viewBox="0 0 4 23" svg:d="M3.75426 22.5904C4.53501 16.8756 4.07078 -0.681001 2.20251 0.020429C0.133768 -0.61687 -0.139737 17.2195 0.0501746 22.4942C0.076957 23.0786 3.64551 23.4418 3.75426 22.5904" koffice:nodeTypes="cccc"/>
          <draw:path draw:style-name="gr9" draw:id="shape106" draw:name="path222" draw:layer="g3148" svg:width="4.11678749884pt" svg:height="23.09404312277pt" draw:transform="matrix(0.31552669000 0.00000000000 0.00000000000 0.31552669000 99.74609050544pt 35.99364804120pt)" svg:viewBox="0 0 4 23" svg:d="M3.75435 22.5904C4.53511 16.8756 4.07088 -0.681001 2.20177 0.020429C0.133017 -0.61687 -0.139679 17.2211 0.0502342 22.4942C0.0762053 23.0786 3.6456 23.4418 3.75435 22.5904Z" koffice:nodeTypes="cccc"/>
          <draw:path draw:style-name="gr10" draw:id="shape107" draw:name="path224" draw:layer="g3148" svg:width="23.79903245239pt" svg:height="7.60743664365pt" draw:transform="matrix(0.31552669000 0.00000000000 0.00000000000 0.31552669000 106.35219563363pt 46.09256163233pt)" svg:viewBox="0 0 24 8" svg:d="M0.455675 3.90751C5.78998 1.88258 8.3249 4.10016 11.1976 3.11105C13.9636 2.15697 20.818 -1.99046 23.7965 1.16619C23.9136 3.67649 20.0173 0.733347 12.8032 5.75312C9.42431 8.07912 7.28489 5.14431 0.655865 7.59707C0.089476 7.82475 -0.384142 4.22859 0.455675 3.90918" koffice:nodeTypes="cccccc"/>
          <draw:path draw:style-name="gr9" draw:id="shape108" draw:name="path226" draw:layer="g3148" svg:width="23.80005336021pt" svg:height="7.60743654766pt" draw:transform="matrix(0.31552669000 0.00000000000 0.00000000000 0.31552669000 106.35252014477pt 46.09256163233pt)" svg:viewBox="0 0 24 8" svg:d="M0.455453 3.90751C5.78907 1.88425 8.32485 4.10183 11.1975 3.11105C13.9636 2.15697 20.8182 -1.99046 23.7975 1.16619C23.9139 3.67649 20.0183 0.733347 12.804 5.75312C9.42511 8.08079 7.28564 5.14431 0.656461 7.59707C0.0892456 7.82475 -0.384384 4.22859 0.456267 3.90751Z" koffice:nodeTypes="ccccccc"/>
          <draw:path draw:style-name="gr10" draw:id="shape109" draw:name="path228" draw:layer="g3148" svg:width="20.60871946914pt" svg:height="14.21754447782pt" draw:transform="matrix(0.31552669000 0.00000000000 0.00000000000 0.31552669000 105.19249219705pt 41.71035116497pt)" svg:viewBox="0 0 21 14" svg:d="M2.47998 14.1898C7.58059 12.0058 7.82547 8.77139 10.5042 7.52744C13.0838 6.33105 20.6998 4.59451 20.6079 0.413594C18.9682 -1.39872 18.2747 3.24978 9.81072 4.62595C5.86163 5.28542 6.38706 8.75124 0.0897658 11.5068C-0.461823 11.7285 1.67637 14.5332 2.47998 14.1882" koffice:nodeTypes="cccccc"/>
          <draw:path draw:style-name="gr9" draw:id="shape110" draw:name="path230" draw:layer="g3148" svg:width="20.60672657403pt" svg:height="14.22325793836pt" draw:transform="matrix(0.31552669000 0.00000000000 0.00000000000 0.31552669000 105.19230659592pt 41.70988056031pt)" svg:viewBox="0 0 21 14" svg:d="M2.47965 14.1925C7.58001 12.0097 7.82489 8.77465 10.5034 7.53045C13.0822 6.33221 20.6978 4.59532 20.6059 0.413567C18.9671 -1.39911 18.2729 3.25193 9.80924 4.62838C5.86193 5.28798 6.38655 8.75288 0.0895517 11.5106C-0.461218 11.7323 1.67608 14.5377 2.47965 14.1941Z" koffice:nodeTypes="ccccccc"/>
          <draw:path draw:style-name="gr10" draw:id="shape111" draw:name="path232" draw:layer="g3148" svg:width="14.15149581725pt" svg:height="20.31050069354pt" draw:transform="matrix(0.31552669000 0.00000000000 0.00000000000 0.31552669000 103.42274510039pt 38.04822270596pt)" svg:viewBox="0 0 14 20" svg:d="M0.0282461 17.8651C2.20241 12.8369 5.4186 12.5975 6.65798 9.95884C7.85074 7.41613 9.58199 -0.0902771 13.7407 0.00082198C15.5419 1.61804 10.9178 2.30007 9.54547 10.6441C8.88654 14.5363 5.44035 14.0147 2.69661 20.2224C2.47438 20.7649 -0.312876 18.6568 0.0290231 17.8635" koffice:nodeTypes="cccccc"/>
          <draw:path draw:style-name="gr9" draw:id="shape112" draw:name="path234" draw:layer="g3148" svg:width="14.15303634343pt" svg:height="20.30730978984pt" draw:transform="matrix(0.31552669000 0.00000000000 0.00000000000 0.31552669000 103.42224262478pt 38.04871839830pt)" svg:viewBox="0 0 14 20" svg:d="M0.0297944 17.8621C2.20408 12.8343 5.41966 12.5949 6.65911 9.95486C7.85193 7.41396 9.58328 -0.0918531 13.7423 0.000851138C15.5436 1.61793 10.9191 2.2983 9.54598 10.6416C8.88779 14.5336 5.44141 14.0137 2.69675 20.2192C2.47528 20.7617 -0.3129 18.6537 0.0290173 17.8621Z" koffice:nodeTypes="ccccccc"/>
          <draw:path draw:style-name="gr10" draw:id="shape113" draw:name="path236" draw:layer="g3148" svg:width="7.30364307751pt" svg:height="22.30437121684pt" draw:transform="matrix(0.31552669000 0.00000000000 0.00000000000 0.31552669000 101.06640471887pt 36.18413609583pt)" svg:viewBox="0 0 7 22" svg:d="M3.49731 21.8844C5.44039 16.8913 3.35743 14.5019 4.30986 11.8123C5.22713 9.22275 9.18666 2.8155 6.21701 0.00302599C3.84434 -0.12066 6.60685 3.55131 1.82024 10.2903C-0.399547 13.4478 2.36602 15.4709 0.0101659 21.6765C-0.209214 22.2074 3.19156 22.6707 3.49808 21.8844" koffice:nodeTypes="cccccc"/>
          <draw:path draw:style-name="gr9" draw:id="shape114" draw:name="path238" draw:layer="g3148" svg:width="7.30479956187pt" svg:height="22.30122009125pt" draw:transform="matrix(0.31552669000 0.00000000000 0.00000000000 0.31552669000 101.06567030371pt 36.18464093854pt)" svg:viewBox="0 0 7 22" svg:d="M3.49829 21.8829C5.44075 16.8901 3.35916 14.4993 4.3109 11.8099C5.22747 9.2221 9.18809 2.81373 6.2182 0.00302578C3.84535 -0.120651 6.6073 3.55106 1.82032 10.2895C-0.398883 13.4468 2.3669 15.4682 0.0100975 21.6734C-0.208535 22.2043 3.19251 22.6675 3.49829 21.8813Z" koffice:nodeTypes="ccccccc"/>
          <draw:path draw:style-name="gr10" draw:id="shape115" draw:name="path240" draw:layer="g3148" svg:width="22.61871365967pt" svg:height="10.45271164844pt" draw:transform="matrix(0.31552669000 0.00000000000 0.00000000000 0.31552669000 105.87636880100pt 43.92123434609pt)" svg:viewBox="0 0 23 10" svg:d="M1.5323 10.4401C7.31677 8.89358 23.9498 1.69875 22.5335 0.373795C22.3218 -1.63976 5.1266 5.03414 0.150068 7.23798C-0.399095 7.48831 0.672462 10.6779 1.5323 10.4401" koffice:nodeTypes="cccc"/>
          <draw:path draw:style-name="gr9" draw:id="shape116" draw:name="path242" draw:layer="g3148" svg:width="22.61853202262pt" svg:height="10.45323490583pt" draw:transform="matrix(0.31552669000 0.00000000000 0.00000000000 0.31552669000 105.87636880100pt 43.92108676164pt)" svg:viewBox="0 0 23 10" svg:d="M1.5323 10.4407C7.31674 8.89429 23.9489 1.69926 22.5334 0.374261C22.3209 -1.64091 5.12658 5.03474 0.150067 7.23864C-0.399094 7.48742 0.672459 10.677 1.5323 10.4407Z" koffice:nodeTypes="cccc"/>
          <draw:path draw:style-name="gr10" draw:id="shape117" draw:name="path244" draw:layer="g3148" svg:width="18.40708357243pt" svg:height="17.23841431422pt" draw:transform="matrix(0.31552669000 0.00000000000 0.00000000000 0.31552669000 104.32897837469pt 39.81409333383pt)" svg:viewBox="0 0 18 17" svg:d="M2.57195 17.1706C7.35715 13.6759 20.0568 0.975807 18.2285 0.190356C17.2544 -1.67701 3.83074 10.7162 0.0511201 14.5669C-0.363894 14.9963 1.86327 17.6974 2.57195 17.1706" koffice:nodeTypes="cccc"/>
          <draw:path draw:style-name="gr9" draw:id="shape118" draw:name="path246" draw:layer="g3148" svg:width="18.40671052084pt" svg:height="17.24085777461pt" draw:transform="matrix(0.31552669000 0.00000000000 0.00000000000 0.31552669000 104.32903178839pt 39.81409333380pt)" svg:viewBox="0 0 18 17" svg:d="M2.57175 17.1718C7.35691 13.6769 20.0564 0.975876 18.2281 0.190369C17.2541 -1.67713 3.83053 10.7169 0.0509485 14.5679C-0.363252 14.9973 1.86308 17.6987 2.57175 17.1734Z" koffice:nodeTypes="ccccc"/>
          <draw:path draw:style-name="gr10" draw:id="shape119" draw:name="path248" draw:layer="g3148" svg:width="11.74832209658pt" svg:height="21.16399414349pt" draw:transform="matrix(0.31552669000 0.00000000000 0.00000000000 0.31552669000 102.16857359325pt 36.93678754840pt)" svg:viewBox="0 0 12 21" svg:d="M3.44423 20.9801C6.55287 16.1192 13.4191 0.128772 11.3745 0.0785551C9.69954 -1.253 2.02633 14.7186 0.0106769 19.5387C-0.207589 20.0746 2.98786 21.7083 3.44423 20.9801" koffice:nodeTypes="cccc"/>
          <draw:path draw:style-name="gr9" draw:id="shape120" draw:name="path250" draw:layer="g3148" svg:width="11.74832209658pt" svg:height="21.16437055897pt" draw:transform="matrix(0.31552669000 0.00000000000 0.00000000000 0.31552669000 102.16832117190pt 36.93672956414pt)" svg:viewBox="0 0 12 21" svg:d="M3.44423 20.9805C6.55287 16.118 13.4191 0.128954 11.3745 0.078736C9.70036 -1.2544 2.02633 14.7174 0.0106769 19.5391C-0.207589 20.075 2.98786 21.7087 3.44423 20.9805Z" koffice:nodeTypes="cccc"/>
          <draw:path draw:style-name="gr10" draw:id="shape121" draw:name="path252" draw:layer="g3148" svg:width="20.60871946914pt" svg:height="14.21754447782pt" draw:transform="matrix(0.31552669000 0.00000000000 0.00000000000 0.31552669000 105.19249219705pt 41.71035116497pt)" svg:viewBox="0 0 21 14" svg:d="M2.47998 14.1898C7.58059 12.0058 7.82547 8.77139 10.5042 7.52744C13.0838 6.33105 20.6998 4.59451 20.6079 0.413594C18.9682 -1.39872 18.2747 3.24978 9.81072 4.62595C5.86163 5.28542 6.38706 8.75124 0.0897658 11.5068C-0.461823 11.7285 1.67637 14.5332 2.47998 14.1882" koffice:nodeTypes="cccccc"/>
          <draw:path draw:style-name="gr9" draw:id="shape122" draw:name="path254" draw:layer="g3148" svg:width="20.60672657403pt" svg:height="14.22325793836pt" draw:transform="matrix(0.31552669000 0.00000000000 0.00000000000 0.31552669000 105.19230659592pt 41.70988056031pt)" svg:viewBox="0 0 21 14" svg:d="M2.47965 14.1925C7.58001 12.0097 7.82489 8.77465 10.5034 7.53045C13.0822 6.33221 20.6978 4.59532 20.6059 0.413567C18.9671 -1.39911 18.2729 3.25193 9.80924 4.62838C5.86193 5.28798 6.38655 8.75288 0.0895517 11.5106C-0.461218 11.7323 1.67608 14.5377 2.47965 14.1941Z" koffice:nodeTypes="ccccccc"/>
          <draw:path draw:style-name="gr10" draw:id="shape123" draw:name="path256" draw:layer="g3148" svg:width="14.15149581725pt" svg:height="20.31050069354pt" draw:transform="matrix(0.31552669000 0.00000000000 0.00000000000 0.31552669000 103.42274510039pt 38.04822270596pt)" svg:viewBox="0 0 14 20" svg:d="M0.0282461 17.8651C2.20241 12.8369 5.4186 12.5975 6.65798 9.95884C7.85074 7.41613 9.58199 -0.0902771 13.7407 0.00082198C15.5419 1.61804 10.9178 2.30007 9.54547 10.6441C8.88654 14.5363 5.44035 14.0147 2.69661 20.2224C2.47438 20.7649 -0.312876 18.6568 0.0290231 17.8635" koffice:nodeTypes="cccccc"/>
          <draw:path draw:style-name="gr9" draw:id="shape124" draw:name="path258" draw:layer="g3148" svg:width="14.15303634343pt" svg:height="20.30730978984pt" draw:transform="matrix(0.31552669000 0.00000000000 0.00000000000 0.31552669000 103.42224262478pt 38.04871839830pt)" svg:viewBox="0 0 14 20" svg:d="M0.0297944 17.8621C2.20408 12.8343 5.41966 12.5949 6.65911 9.95486C7.85193 7.41396 9.58328 -0.0918531 13.7423 0.000851138C15.5436 1.61793 10.9191 2.2983 9.54598 10.6416C8.88779 14.5336 5.44141 14.0137 2.69675 20.2192C2.47528 20.7617 -0.3129 18.6537 0.0290173 17.8621Z" koffice:nodeTypes="ccccccc"/>
          <draw:path draw:style-name="gr10" draw:id="shape125" draw:name="path260" draw:layer="g3148" svg:width="7.30364307751pt" svg:height="22.30437121684pt" draw:transform="matrix(0.31552669000 0.00000000000 0.00000000000 0.31552669000 101.06640471887pt 36.18413609583pt)" svg:viewBox="0 0 7 22" svg:d="M3.49731 21.8844C5.44039 16.8913 3.35743 14.5019 4.30986 11.8123C5.22713 9.22275 9.18666 2.8155 6.21701 0.00302599C3.84434 -0.12066 6.60685 3.55131 1.82024 10.2903C-0.399547 13.4478 2.36602 15.4709 0.0101659 21.6765C-0.209214 22.2074 3.19156 22.6707 3.49808 21.8844" koffice:nodeTypes="cccccc"/>
          <draw:path draw:style-name="gr9" draw:id="shape126" draw:name="path262" draw:layer="g3148" svg:width="7.30479956187pt" svg:height="22.30122009125pt" draw:transform="matrix(0.31552669000 0.00000000000 0.00000000000 0.31552669000 101.06567030371pt 36.18464093854pt)" svg:viewBox="0 0 7 22" svg:d="M3.49829 21.8829C5.44075 16.8901 3.35916 14.4993 4.3109 11.8099C5.22747 9.2221 9.18809 2.81373 6.2182 0.00302578C3.84535 -0.120651 6.6073 3.55106 1.82032 10.2895C-0.398883 13.4468 2.3669 15.4682 0.0100975 21.6734C-0.208535 22.2043 3.19251 22.6675 3.49829 21.8813Z" koffice:nodeTypes="ccccccc"/>
          <draw:path draw:style-name="gr10" draw:id="shape127" draw:name="path264" draw:layer="g3148" svg:width="22.61871365967pt" svg:height="10.45271164844pt" draw:transform="matrix(0.31552669000 0.00000000000 0.00000000000 0.31552669000 105.87636880100pt 43.92123434609pt)" svg:viewBox="0 0 23 10" svg:d="M1.5323 10.4401C7.31677 8.89358 23.9498 1.69875 22.5335 0.373795C22.3218 -1.63976 5.1266 5.03414 0.150068 7.23798C-0.399095 7.48831 0.672462 10.6779 1.5323 10.4401" koffice:nodeTypes="cccc"/>
          <draw:path draw:style-name="gr9" draw:id="shape128" draw:name="path266" draw:layer="g3148" svg:width="22.61853202262pt" svg:height="10.45323490583pt" draw:transform="matrix(0.31552669000 0.00000000000 0.00000000000 0.31552669000 105.87636880100pt 43.92108676164pt)" svg:viewBox="0 0 23 10" svg:d="M1.5323 10.4407C7.31674 8.89429 23.9489 1.69926 22.5334 0.374261C22.3209 -1.64091 5.12658 5.03474 0.150067 7.23864C-0.399094 7.48742 0.672459 10.677 1.5323 10.4407Z" koffice:nodeTypes="cccc"/>
          <draw:path draw:style-name="gr10" draw:id="shape129" draw:name="path268" draw:layer="g3148" svg:width="18.40708357243pt" svg:height="17.23841431422pt" draw:transform="matrix(0.31552669000 0.00000000000 0.00000000000 0.31552669000 104.32897837469pt 39.81409333383pt)" svg:viewBox="0 0 18 17" svg:d="M2.57195 17.1706C7.35715 13.6759 20.0568 0.975807 18.2285 0.190356C17.2544 -1.67701 3.83074 10.7162 0.0511201 14.5669C-0.363894 14.9963 1.86327 17.6974 2.57195 17.1706" koffice:nodeTypes="cccc"/>
          <draw:path draw:style-name="gr9" draw:id="shape130" draw:name="path270" draw:layer="g3148" svg:width="18.40671052084pt" svg:height="17.24085777461pt" draw:transform="matrix(0.31552669000 0.00000000000 0.00000000000 0.31552669000 104.32903178839pt 39.81409333380pt)" svg:viewBox="0 0 18 17" svg:d="M2.57175 17.1718C7.35691 13.6769 20.0564 0.975876 18.2281 0.190369C17.2541 -1.67713 3.83053 10.7169 0.0509485 14.5679C-0.363252 14.9973 1.86308 17.6987 2.57175 17.1734Z" koffice:nodeTypes="ccccc"/>
          <draw:path draw:style-name="gr10" draw:id="shape131" draw:name="path272" draw:layer="g3148" svg:width="11.74832209658pt" svg:height="21.16399414349pt" draw:transform="matrix(0.31552669000 0.00000000000 0.00000000000 0.31552669000 102.16857359325pt 36.93678754840pt)" svg:viewBox="0 0 12 21" svg:d="M3.44423 20.9801C6.55287 16.1192 13.4191 0.128772 11.3745 0.0785551C9.69954 -1.253 2.02633 14.7186 0.0106769 19.5387C-0.207589 20.0746 2.98786 21.7083 3.44423 20.9801" koffice:nodeTypes="cccc"/>
          <draw:path draw:style-name="gr9" draw:id="shape132" draw:name="path274" draw:layer="g3148" svg:width="11.74832209658pt" svg:height="21.16437055897pt" draw:transform="matrix(0.31552669000 0.00000000000 0.00000000000 0.31552669000 102.16832117190pt 36.93672956414pt)" svg:viewBox="0 0 12 21" svg:d="M3.44423 20.9805C6.55287 16.118 13.4191 0.128954 11.3745 0.078736C9.70036 -1.2544 2.02633 14.7174 0.0106769 19.5391C-0.207589 20.075 2.98786 21.7087 3.44423 20.9805Z" koffice:nodeTypes="cccc"/>
          <draw:path draw:style-name="gr6" draw:id="shape133" draw:name="path276" draw:layer="g3148" svg:width="1.58720000000pt" svg:height="0.00000000000pt" draw:transform="matrix(0.31552669000 0.00000000000 0.00000000000 0.31552669000 95.75578746145pt 46.50661473518pt)" svg:viewBox="0 0 2 0" svg:d="M1.5872 0L0 0" koffice:nodeTypes="cc"/>
          <draw:path draw:style-name="gr6" draw:id="shape134" draw:name="path278" draw:layer="g3148" svg:width="1.58720000000pt" svg:height="0.00000000000pt" draw:transform="matrix(0.31552669000 0.00000000000 0.00000000000 0.31552669000 95.63058647086pt 46.81885994761pt)" svg:viewBox="0 0 2 0" svg:d="M1.5872 0L0 0" koffice:nodeTypes="cc"/>
          <draw:path draw:style-name="gr6" draw:id="shape135" draw:name="path280" draw:layer="g3148" svg:width="1.75760000000pt" svg:height="0.00000000000pt" draw:transform="matrix(0.31552669000 0.00000000000 0.00000000000 0.31552669000 95.52280255355pt 47.11318324404pt)" svg:viewBox="0 0 2 0" svg:d="M1.7576 0L0 0" koffice:nodeTypes="cc"/>
          <draw:path draw:style-name="gr6" draw:id="shape136" draw:name="path282" draw:layer="g3148" svg:width="1.75760000000pt" svg:height="0.00000000000pt" draw:transform="matrix(0.31552669000 0.00000000000 0.00000000000 0.31552669000 95.36125288827pt 47.39059430989pt)" svg:viewBox="0 0 2 0" svg:d="M1.7576 0L0 0" koffice:nodeTypes="cc"/>
          <draw:path draw:style-name="gr6" draw:id="shape137" draw:name="path284" draw:layer="g3148" svg:width="2.09680000000pt" svg:height="0.00000000000pt" draw:transform="matrix(0.31552669000 0.00000000000 0.00000000000 0.31552669000 95.21913966710pt 47.68491760632pt)" svg:viewBox="0 0 2 0" svg:d="M2.0968 0L0 0" koffice:nodeTypes="cc"/>
          <draw:path draw:style-name="gr6" draw:id="shape138" draw:name="path286" draw:layer="g3148" svg:width="2.32400000000pt" svg:height="0.00000000000pt" draw:transform="matrix(0.31552669000 0.00000000000 0.00000000000 0.31552669000 95.16537391912pt 47.97974574546pt)" svg:viewBox="0 0 2 0" svg:d="M2.324 0L0 0" koffice:nodeTypes="cc"/>
          <draw:path draw:style-name="gr6" draw:id="shape139" draw:name="path288" draw:layer="g3148" svg:width="2.21040000000pt" svg:height="0.00000000000pt" draw:transform="matrix(0.31552669000 0.00000000000 0.00000000000 0.31552669000 95.09343383380pt 48.30915560982pt)" svg:viewBox="0 0 2 0" svg:d="M2.2104 0L0 0" koffice:nodeTypes="cc"/>
          <draw:path draw:style-name="gr6" draw:id="shape140" draw:name="path290" draw:layer="g3148" svg:width="2.15440000000pt" svg:height="0.00000000000pt" draw:transform="matrix(0.31552669000 0.00000000000 0.00000000000 0.31552669000 95.14694716042pt 48.63856547418pt)" svg:viewBox="0 0 2 0" svg:d="M2.1544 0L0 0" koffice:nodeTypes="cc"/>
          <draw:path draw:style-name="gr6" draw:id="shape141" draw:name="path292" draw:layer="g3148" svg:width="2.21040000000pt" svg:height="0.00000000000pt" draw:transform="matrix(0.31552669000 0.00000000000 0.00000000000 0.31552669000 95.12927766578pt 48.95055826525pt)" svg:viewBox="0 0 2 0" svg:d="M2.2104 0L0 0" koffice:nodeTypes="cc"/>
          <draw:path draw:style-name="gr6" draw:id="shape142" draw:name="path294" draw:layer="g3148" svg:width="2.77760000000pt" svg:height="0.00000000000pt" draw:transform="matrix(0.31552669000 0.00000000000 0.00000000000 0.31552669000 95.12953008714pt 49.31429743348pt)" svg:viewBox="0 0 3 0" svg:d="M2.7776 0L0 0" koffice:nodeTypes="cc"/>
          <draw:path draw:style-name="gr6" draw:id="shape143" draw:name="path296" draw:layer="g3148" svg:width="2.38000000000pt" svg:height="0.00000000000pt" draw:transform="matrix(0.31552669000 0.00000000000 0.00000000000 0.31552669000 95.18354825646pt 49.73054024293pt)" svg:viewBox="0 0 2 0" svg:d="M2.38 0L0 0" koffice:nodeTypes="cc"/>
          <draw:path draw:style-name="gr6" draw:id="shape144" draw:name="path298" draw:layer="g3148" svg:width="2.38000000000pt" svg:height="0.00000000000pt" draw:transform="matrix(0.31552669000 0.00000000000 0.00000000000 0.31552669000 95.20121775110pt 50.02486353936pt)" svg:viewBox="0 0 2 0" svg:d="M2.38 0L0 0" koffice:nodeTypes="cc"/>
          <draw:path draw:style-name="gr6" draw:id="shape145" draw:name="path300" draw:layer="g3148" svg:width="2.38000000000pt" svg:height="0.00000000000pt" draw:transform="matrix(0.31552669000 0.00000000000 0.00000000000 0.31552669000 95.32641874170pt 50.42368927552pt)" svg:viewBox="0 0 2 0" svg:d="M2.38 0L0 0" koffice:nodeTypes="cc"/>
          <draw:path draw:style-name="gr6" draw:id="shape146" draw:name="path302" draw:layer="g3148" svg:width="2.38000000000pt" svg:height="0.00000000000pt" draw:transform="matrix(0.31552669000 0.00000000000 0.00000000000 0.31552669000 95.34459307904pt 50.77026379182pt)" svg:viewBox="0 0 2 0" svg:d="M2.38 0L0 0" koffice:nodeTypes="cc"/>
          <draw:path draw:style-name="gr6" draw:id="shape147" draw:name="path304" draw:layer="g3148" svg:width="2.38000000000pt" svg:height="0.00000000000pt" draw:transform="matrix(0.31552669000 0.00000000000 0.00000000000 0.31552669000 95.55915122824pt 51.15142003334pt)" svg:viewBox="0 0 2 0" svg:d="M2.38 0L0 0" koffice:nodeTypes="cc"/>
          <draw:path draw:style-name="gr6" draw:id="shape148" draw:name="path306" draw:layer="g3148" svg:width="2.38080000000pt" svg:height="0.00000000000pt" draw:transform="matrix(0.31552669000 0.00000000000 0.00000000000 0.31552669000 95.77345695609pt 51.46341282441pt)" svg:viewBox="0 0 2 0" svg:d="M2.3808 0L0 0" koffice:nodeTypes="cc"/>
          <draw:path draw:style-name="gr6" draw:id="shape149" draw:name="path308" draw:layer="g3148" svg:width="2.38080000000pt" svg:height="0.00000000000pt" draw:transform="matrix(0.31552669000 0.00000000000 0.00000000000 0.31552669000 95.97034561065pt 51.82715199264pt)" svg:viewBox="0 0 2 0" svg:d="M2.3808 0L0 0" koffice:nodeTypes="cc"/>
          <draw:path draw:style-name="gr6" draw:id="shape150" draw:name="path310" draw:layer="g3148" svg:width="2.38080000000pt" svg:height="0.00000000000pt" draw:transform="matrix(0.31552669000 0.00000000000 0.00000000000 0.31552669000 96.20282567584pt 52.17423135164pt)" svg:viewBox="0 0 2 0" svg:d="M2.3808 0L0 0" koffice:nodeTypes="cc"/>
          <draw:path draw:style-name="gr6" draw:id="shape151" draw:name="path312" draw:layer="g3148" svg:width="2.38080000000pt" svg:height="0.00000000000pt" draw:transform="matrix(0.31552669000 0.00000000000 0.00000000000 0.31552669000 96.36387049842pt 52.50364121600pt)" svg:viewBox="0 0 2 0" svg:d="M2.3808 0L0 0" koffice:nodeTypes="cc"/>
          <draw:path draw:style-name="gr6" draw:id="shape152" draw:name="path314" draw:layer="g3148" svg:width="2.38000000000pt" svg:height="0.00000000000pt" draw:transform="matrix(0.31552669000 0.00000000000 0.00000000000 0.31552669000 96.70388205956pt 52.90196210946pt)" svg:viewBox="0 0 2 0" svg:d="M2.38 0L0 0" koffice:nodeTypes="cc"/>
          <draw:path draw:style-name="gr6" draw:id="shape153" draw:name="path316" draw:layer="g3148" svg:width="1.53040000000pt" svg:height="0.00000000000pt" draw:transform="matrix(0.31552669000 0.00000000000 0.00000000000 0.31552669000 97.11457159926pt 53.26595369904pt)" svg:viewBox="0 0 2 0" svg:d="M1.5304 0L0 0" koffice:nodeTypes="cc"/>
          <draw:path draw:style-name="gr6" draw:id="shape154" draw:name="path318" draw:layer="g3148" svg:width="2.38000000000pt" svg:height="0.00000000000pt" draw:transform="matrix(0.31552669000 0.00000000000 0.00000000000 0.31552669000 95.20121775110pt 50.02486353936pt)" svg:viewBox="0 0 2 0" svg:d="M2.38 0L0 0" koffice:nodeTypes="cc"/>
          <draw:path draw:style-name="gr6" draw:id="shape155" draw:name="path320" draw:layer="g3148" svg:width="2.38000000000pt" svg:height="0.00000000000pt" draw:transform="matrix(0.31552669000 0.00000000000 0.00000000000 0.31552669000 95.32641874170pt 50.42368927552pt)" svg:viewBox="0 0 2 0" svg:d="M2.38 0L0 0" koffice:nodeTypes="cc"/>
          <draw:path draw:style-name="gr6" draw:id="shape156" draw:name="path322" draw:layer="g3148" svg:width="2.38000000000pt" svg:height="0.00000000000pt" draw:transform="matrix(0.31552669000 0.00000000000 0.00000000000 0.31552669000 95.34459307904pt 50.77026379182pt)" svg:viewBox="0 0 2 0" svg:d="M2.38 0L0 0" koffice:nodeTypes="cc"/>
          <draw:path draw:style-name="gr6" draw:id="shape157" draw:name="path324" draw:layer="g3148" svg:width="2.38000000000pt" svg:height="0.00000000000pt" draw:transform="matrix(0.31552669000 0.00000000000 0.00000000000 0.31552669000 95.55915122824pt 51.15142003334pt)" svg:viewBox="0 0 2 0" svg:d="M2.38 0L0 0" koffice:nodeTypes="cc"/>
          <draw:path draw:style-name="gr6" draw:id="shape158" draw:name="path326" draw:layer="g3148" svg:width="2.38080000000pt" svg:height="0.00000000000pt" draw:transform="matrix(0.31552669000 0.00000000000 0.00000000000 0.31552669000 95.77345695609pt 51.46341282441pt)" svg:viewBox="0 0 2 0" svg:d="M2.3808 0L0 0" koffice:nodeTypes="cc"/>
          <draw:path draw:style-name="gr6" draw:id="shape159" draw:name="path328" draw:layer="g3148" svg:width="2.38080000000pt" svg:height="0.00000000000pt" draw:transform="matrix(0.31552669000 0.00000000000 0.00000000000 0.31552669000 95.97034561065pt 51.82715199264pt)" svg:viewBox="0 0 2 0" svg:d="M2.3808 0L0 0" koffice:nodeTypes="cc"/>
          <draw:path draw:style-name="gr6" draw:id="shape160" draw:name="path330" draw:layer="g3148" svg:width="2.38080000000pt" svg:height="0.00000000000pt" draw:transform="matrix(0.31552669000 0.00000000000 0.00000000000 0.31552669000 96.20282567584pt 52.17423135164pt)" svg:viewBox="0 0 2 0" svg:d="M2.3808 0L0 0" koffice:nodeTypes="cc"/>
          <draw:path draw:style-name="gr6" draw:id="shape161" draw:name="path332" draw:layer="g3148" svg:width="2.38080000000pt" svg:height="0.00000000000pt" draw:transform="matrix(0.31552669000 0.00000000000 0.00000000000 0.31552669000 96.36387049842pt 52.50364121600pt)" svg:viewBox="0 0 2 0" svg:d="M2.3808 0L0 0" koffice:nodeTypes="cc"/>
          <draw:path draw:style-name="gr6" draw:id="shape162" draw:name="path334" draw:layer="g3148" svg:width="2.38000000000pt" svg:height="0.00000000000pt" draw:transform="matrix(0.31552669000 0.00000000000 0.00000000000 0.31552669000 96.70388205956pt 52.90196210946pt)" svg:viewBox="0 0 2 0" svg:d="M2.38 0L0 0" koffice:nodeTypes="cc"/>
          <draw:path draw:style-name="gr6" draw:id="shape163" draw:name="path336" draw:layer="g3148" svg:width="1.53040000000pt" svg:height="0.00000000000pt" draw:transform="matrix(0.31552669000 0.00000000000 0.00000000000 0.31552669000 97.19231737568pt 53.23591555815pt)" svg:viewBox="0 0 2 0" svg:d="M1.5304 0L0 0" koffice:nodeTypes="cc"/>
          <draw:path draw:style-name="gr11" draw:id="shape164" draw:name="path338" draw:layer="g3148" svg:width="1.58720000000pt" svg:height="0.00000000000pt" draw:transform="matrix(0.31552669000 0.00000000000 0.00000000000 0.31552669000 104.54509893809pt 46.42735443066pt)" svg:viewBox="0 0 2 0" svg:d="M0 0L1.5872 0" koffice:nodeTypes="cc"/>
          <draw:path draw:style-name="gr6" draw:id="shape165" draw:name="path340" draw:layer="g3148" svg:width="1.58640000000pt" svg:height="0.00000000000pt" draw:transform="matrix(0.31552669000 0.00000000000 0.00000000000 0.31552669000 104.54560378079pt 46.42684958795pt)" svg:viewBox="0 0 2 0" svg:d="M0 0L1.5864 0" koffice:nodeTypes="cc"/>
          <draw:path draw:style-name="gr11" draw:id="shape166" draw:name="path342" draw:layer="g3148" svg:width="1.58720000000pt" svg:height="0.00000000000pt" draw:transform="matrix(0.31552669000 0.00000000000 0.00000000000 0.31552669000 104.67029992868pt 46.73884237902pt)" svg:viewBox="0 0 2 0" svg:d="M0 0L1.5872 0" koffice:nodeTypes="cc"/>
          <draw:path draw:style-name="gr6" draw:id="shape167" draw:name="path344" draw:layer="g3148" svg:width="1.58640000000pt" svg:height="0.00000000000pt" draw:transform="matrix(0.31552669000 0.00000000000 0.00000000000 0.31552669000 104.67105719274pt 46.73884237902pt)" svg:viewBox="0 0 2 0" svg:d="M0 0L1.5864 0" koffice:nodeTypes="cc"/>
          <draw:path draw:style-name="gr11" draw:id="shape168" draw:name="path346" draw:layer="g3148" svg:width="1.75760000000pt" svg:height="0.00000000000pt" draw:transform="matrix(0.31552669000 0.00000000000 0.00000000000 0.31552669000 104.72406567666pt 47.03367051816pt)" svg:viewBox="0 0 2 0" svg:d="M0 0L1.7576 0" koffice:nodeTypes="cc"/>
          <draw:path draw:style-name="gr6" draw:id="shape169" draw:name="path348" draw:layer="g3148" svg:width="1.75760000000pt" svg:height="0.00000000000pt" draw:transform="matrix(0.31552669000 0.00000000000 0.00000000000 0.31552669000 104.72406567666pt 47.03367051816pt)" svg:viewBox="0 0 2 0" svg:d="M0 0L1.7576 0" koffice:nodeTypes="cc"/>
          <draw:path draw:style-name="gr11" draw:id="shape170" draw:name="path350" draw:layer="g3148" svg:width="1.75760000000pt" svg:height="0.00000000000pt" draw:transform="matrix(0.31552669000 0.00000000000 0.00000000000 0.31552669000 104.88511049923pt 47.31133400536pt)" svg:viewBox="0 0 2 0" svg:d="M0 0L1.7576 0" koffice:nodeTypes="cc"/>
          <draw:path draw:style-name="gr6" draw:id="shape171" draw:name="path352" draw:layer="g3148" svg:width="1.75760000000pt" svg:height="0.00000000000pt" draw:transform="matrix(0.31552669000 0.00000000000 0.00000000000 0.31552669000 104.88460565653pt 47.31082916266pt)" svg:viewBox="0 0 2 0" svg:d="M0 0L1.7576 0" koffice:nodeTypes="cc"/>
          <draw:path draw:style-name="gr11" draw:id="shape172" draw:name="path354" draw:layer="g3148" svg:width="2.09760000000pt" svg:height="0.00000000000pt" draw:transform="matrix(0.31552669000 0.00000000000 0.00000000000 0.31552669000 104.92070190986pt 47.60565730179pt)" svg:viewBox="0 0 2 0" svg:d="M0 0L2.0976 0" koffice:nodeTypes="cc"/>
          <draw:path draw:style-name="gr6" draw:id="shape173" draw:name="path356" draw:layer="g3148" svg:width="2.09760000000pt" svg:height="0.00000000000pt" draw:transform="matrix(0.31552669000 0.00000000000 0.00000000000 0.31552669000 104.92095433122pt 47.60565730179pt)" svg:viewBox="0 0 2 0" svg:d="M0 0L2.0976 0" koffice:nodeTypes="cc"/>
          <draw:path draw:style-name="gr11" draw:id="shape174" draw:name="path358" draw:layer="g3148" svg:width="2.32400000000pt" svg:height="0.00000000000pt" draw:transform="matrix(0.31552669000 0.00000000000 0.00000000000 0.31552669000 104.90277999387pt 47.90048544093pt)" svg:viewBox="0 0 2 0" svg:d="M0 0L2.324 0" koffice:nodeTypes="cc"/>
          <draw:path draw:style-name="gr6" draw:id="shape175" draw:name="path360" draw:layer="g3148" svg:width="2.32480000000pt" svg:height="0.00000000000pt" draw:transform="matrix(0.31552669000 0.00000000000 0.00000000000 0.31552669000 104.90277999387pt 47.90048544093pt)" svg:viewBox="0 0 2 0" svg:d="M0 0L2.3248 0" koffice:nodeTypes="cc"/>
          <draw:path draw:style-name="gr11" draw:id="shape176" draw:name="path362" draw:layer="g3148" svg:width="2.21040000000pt" svg:height="0.00000000000pt" draw:transform="matrix(0.31552669000 0.00000000000 0.00000000000 0.31552669000 105.01005906847pt 48.22964288394pt)" svg:viewBox="0 0 2 0" svg:d="M0 0L2.2104 0" koffice:nodeTypes="cc"/>
          <draw:path draw:style-name="gr6" draw:id="shape177" draw:name="path364" draw:layer="g3148" svg:width="2.21040000000pt" svg:height="0.00000000000pt" draw:transform="matrix(0.31552669000 0.00000000000 0.00000000000 0.31552669000 105.00980664712pt 48.22964288394pt)" svg:viewBox="0 0 2 0" svg:d="M0 0L2.2104 0" koffice:nodeTypes="cc"/>
          <draw:path draw:style-name="gr11" draw:id="shape178" draw:name="path366" draw:layer="g3148" svg:width="2.15440000000pt" svg:height="0.00000000000pt" draw:transform="matrix(0.31552669000 0.00000000000 0.00000000000 0.31552669000 104.97446765784pt 48.55854790559pt)" svg:viewBox="0 0 2 0" svg:d="M0 0L2.1544 0" koffice:nodeTypes="cc"/>
          <draw:path draw:style-name="gr6" draw:id="shape179" draw:name="path368" draw:layer="g3148" svg:width="2.15440000000pt" svg:height="0.00000000000pt" draw:transform="matrix(0.31552669000 0.00000000000 0.00000000000 0.31552669000 104.97421523649pt 48.55854790559pt)" svg:viewBox="0 0 2 0" svg:d="M0 0L2.1544 0" koffice:nodeTypes="cc"/>
          <draw:path draw:style-name="gr11" draw:id="shape180" draw:name="path370" draw:layer="g3148" svg:width="2.21040000000pt" svg:height="0.00000000000pt" draw:transform="matrix(0.31552669000 0.00000000000 0.00000000000 0.31552669000 104.97446765784pt 48.87079311802pt)" svg:viewBox="0 0 2 0" svg:d="M0 0L2.2104 0" koffice:nodeTypes="cc"/>
          <draw:path draw:style-name="gr6" draw:id="shape181" draw:name="path372" draw:layer="g3148" svg:width="2.21040000000pt" svg:height="0.00000000000pt" draw:transform="matrix(0.31552669000 0.00000000000 0.00000000000 0.31552669000 104.97421523649pt 48.87079311802pt)" svg:viewBox="0 0 2 0" svg:d="M0 0L2.2104 0" koffice:nodeTypes="cc"/>
          <draw:path draw:style-name="gr11" draw:id="shape182" draw:name="path374" draw:layer="g3148" svg:width="2.77760000000pt" svg:height="0.00000000000pt" draw:transform="matrix(0.31552669000 0.00000000000 0.00000000000 0.31552669000 104.79550091927pt 49.23503712895pt)" svg:viewBox="0 0 3 0" svg:d="M0 0L2.7776 0" koffice:nodeTypes="cc"/>
          <draw:path draw:style-name="gr6" draw:id="shape183" draw:name="path376" draw:layer="g3148" svg:width="2.77680000000pt" svg:height="0.00000000000pt" draw:transform="matrix(0.31552669000 0.00000000000 0.00000000000 0.31552669000 104.79550091927pt 49.23453228625pt)" svg:viewBox="0 0 3 0" svg:d="M0 0L2.7768 0" koffice:nodeTypes="cc"/>
          <draw:path draw:style-name="gr11" draw:id="shape184" draw:name="path378" draw:layer="g3148" svg:width="2.38080000000pt" svg:height="0.00000000000pt" draw:transform="matrix(0.31552669000 0.00000000000 0.00000000000 0.31552669000 104.86718858324pt 49.65052267434pt)" svg:viewBox="0 0 2 0" svg:d="M0 0L2.3808 0" koffice:nodeTypes="cc"/>
          <draw:path draw:style-name="gr6" draw:id="shape185" draw:name="path380" draw:layer="g3148" svg:width="2.38080000000pt" svg:height="0.00000000000pt" draw:transform="matrix(0.31552669000 0.00000000000 0.00000000000 0.31552669000 104.86744100459pt 49.65052267434pt)" svg:viewBox="0 0 2 0" svg:d="M0 0L2.3808 0" koffice:nodeTypes="cc"/>
          <draw:path draw:style-name="gr11" draw:id="shape186" draw:name="path382" draw:layer="g3148" svg:width="2.38080000000pt" svg:height="0.00000000000pt" draw:transform="matrix(0.31552669000 0.00000000000 0.00000000000 0.31552669000 104.84926666725pt 49.94535081348pt)" svg:viewBox="0 0 2 0" svg:d="M0 0L2.3808 0" koffice:nodeTypes="cc"/>
          <draw:path draw:style-name="gr6" draw:id="shape187" draw:name="path384" draw:layer="g3148" svg:width="2.38000000000pt" svg:height="0.00000000000pt" draw:transform="matrix(0.31552669000 0.00000000000 0.00000000000 0.31552669000 104.84977150995pt 49.94535081348pt)" svg:viewBox="0 0 2 0" svg:d="M0 0L2.38 0" koffice:nodeTypes="cc"/>
          <draw:path draw:style-name="gr11" draw:id="shape188" draw:name="path386" draw:layer="g3148" svg:width="2.38080000000pt" svg:height="0.00000000000pt" draw:transform="matrix(0.31552669000 0.00000000000 0.00000000000 0.31552669000 104.72406567666pt 50.34367170694pt)" svg:viewBox="0 0 2 0" svg:d="M0 0L2.3808 0" koffice:nodeTypes="cc"/>
          <draw:path draw:style-name="gr6" draw:id="shape189" draw:name="path388" draw:layer="g3148" svg:width="2.38000000000pt" svg:height="0.00000000000pt" draw:transform="matrix(0.31552669000 0.00000000000 0.00000000000 0.31552669000 104.72431809801pt 50.34367170694pt)" svg:viewBox="0 0 2 0" svg:d="M0 0L2.38 0" koffice:nodeTypes="cc"/>
          <draw:path draw:style-name="gr11" draw:id="shape190" draw:name="path390" draw:layer="g3148" svg:width="2.38080000000pt" svg:height="0.00000000000pt" draw:transform="matrix(0.31552669000 0.00000000000 0.00000000000 0.31552669000 104.70614376066pt 50.69049864458pt)" svg:viewBox="0 0 2 0" svg:d="M0 0L2.3808 0" koffice:nodeTypes="cc"/>
          <draw:path draw:style-name="gr6" draw:id="shape191" draw:name="path392" draw:layer="g3148" svg:width="2.38080000000pt" svg:height="0.00000000000pt" draw:transform="matrix(0.31552669000 0.00000000000 0.00000000000 0.31552669000 104.70639618202pt 50.69049864458pt)" svg:viewBox="0 0 2 0" svg:d="M0 0L2.3808 0" koffice:nodeTypes="cc"/>
          <draw:path draw:style-name="gr11" draw:id="shape192" draw:name="path394" draw:layer="g3148" svg:width="2.38080000000pt" svg:height="0.00000000000pt" draw:transform="matrix(0.31552669000 0.00000000000 0.00000000000 0.31552669000 104.49158561146pt 51.07190730746pt)" svg:viewBox="0 0 2 0" svg:d="M0 0L2.3808 0" koffice:nodeTypes="cc"/>
          <draw:path draw:style-name="gr6" draw:id="shape193" draw:name="path396" draw:layer="g3148" svg:width="2.38000000000pt" svg:height="0.00000000000pt" draw:transform="matrix(0.31552669000 0.00000000000 0.00000000000 0.31552669000 104.49183803282pt 51.07190730746pt)" svg:viewBox="0 0 2 0" svg:d="M0 0L2.38 0" koffice:nodeTypes="cc"/>
          <draw:path draw:style-name="gr11" draw:id="shape194" draw:name="path398" draw:layer="g3148" svg:width="2.38080000000pt" svg:height="0.00000000000pt" draw:transform="matrix(0.31552669000 0.00000000000 0.00000000000 0.31552669000 104.27677504091pt 51.38415251988pt)" svg:viewBox="0 0 2 0" svg:d="M0 0L2.3808 0" koffice:nodeTypes="cc"/>
          <draw:path draw:style-name="gr6" draw:id="shape195" draw:name="path400" draw:layer="g3148" svg:width="2.38080000000pt" svg:height="0.00000000000pt" draw:transform="matrix(0.31552669000 0.00000000000 0.00000000000 0.31552669000 104.27727988362pt 51.38415251988pt)" svg:viewBox="0 0 2 0" svg:d="M0 0L2.3808 0" koffice:nodeTypes="cc"/>
          <draw:path draw:style-name="gr11" draw:id="shape196" draw:name="path402" draw:layer="g3148" svg:width="2.38080000000pt" svg:height="0.00000000000pt" draw:transform="matrix(0.31552669000 0.00000000000 0.00000000000 0.31552669000 104.08013880770pt 51.74789168811pt)" svg:viewBox="0 0 2 0" svg:d="M0 0L2.3808 0" koffice:nodeTypes="cc"/>
          <draw:path draw:style-name="gr6" draw:id="shape197" draw:name="path404" draw:layer="g3148" svg:width="2.38080000000pt" svg:height="0.00000000000pt" draw:transform="matrix(0.31552669000 0.00000000000 0.00000000000 0.31552669000 104.08039122906pt 51.74789168811pt)" svg:viewBox="0 0 2 0" svg:d="M0 0L2.3808 0" koffice:nodeTypes="cc"/>
          <draw:path draw:style-name="gr11" draw:id="shape198" draw:name="path406" draw:layer="g3148" svg:width="2.38080000000pt" svg:height="0.00000000000pt" draw:transform="matrix(0.31552669000 0.00000000000 0.00000000000 0.31552669000 103.84765874251pt 52.09446620441pt)" svg:viewBox="0 0 2 0" svg:d="M0 0L2.3808 0" koffice:nodeTypes="cc"/>
          <draw:path draw:style-name="gr6" draw:id="shape199" draw:name="path408" draw:layer="g3148" svg:width="2.38080000000pt" svg:height="0.00000000000pt" draw:transform="matrix(0.31552669000 0.00000000000 0.00000000000 0.31552669000 103.84791116386pt 52.09446620441pt)" svg:viewBox="0 0 2 0" svg:d="M0 0L2.3808 0" koffice:nodeTypes="cc"/>
          <draw:path draw:style-name="gr11" draw:id="shape200" draw:name="path410" draw:layer="g3148" svg:width="2.38080000000pt" svg:height="0.00000000000pt" draw:transform="matrix(0.31552669000 0.00000000000 0.00000000000 0.31552669000 103.68661391994pt 52.42387606877pt)" svg:viewBox="0 0 2 0" svg:d="M0 0L2.3808 0" koffice:nodeTypes="cc"/>
          <draw:path draw:style-name="gr6" draw:id="shape201" draw:name="path412" draw:layer="g3148" svg:width="2.38080000000pt" svg:height="0.00000000000pt" draw:transform="matrix(0.31552669000 0.00000000000 0.00000000000 0.31552669000 103.68686634129pt 52.42387606877pt)" svg:viewBox="0 0 2 0" svg:d="M0 0L2.3808 0" koffice:nodeTypes="cc"/>
          <draw:path draw:style-name="gr11" draw:id="shape202" draw:name="path414" draw:layer="g3148" svg:width="2.38080000000pt" svg:height="0.00000000000pt" draw:transform="matrix(0.31552669000 0.00000000000 0.00000000000 0.31552669000 103.34685478014pt 52.82270180493pt)" svg:viewBox="0 0 2 0" svg:d="M0 0L2.3808 0" koffice:nodeTypes="cc"/>
          <draw:path draw:style-name="gr6" draw:id="shape203" draw:name="path416" draw:layer="g3148" svg:width="2.38080000000pt" svg:height="0.00000000000pt" draw:transform="matrix(0.31552669000 0.00000000000 0.00000000000 0.31552669000 103.34710720150pt 52.82270180493pt)" svg:viewBox="0 0 2 0" svg:d="M0 0L2.3808 0" koffice:nodeTypes="cc"/>
          <draw:path draw:style-name="gr11" draw:id="shape204" draw:name="path418" draw:layer="g3148" svg:width="1.53040000000pt" svg:height="0.00000000000pt" draw:transform="matrix(0.31552669000 0.00000000000 0.00000000000 0.31552669000 103.20373187356pt 53.18644097316pt)" svg:viewBox="0 0 2 0" svg:d="M0 0L1.5304 0" koffice:nodeTypes="cc"/>
          <draw:path draw:style-name="gr6" draw:id="shape205" draw:name="path420" draw:layer="g3148" svg:width="1.53040000000pt" svg:height="0.00000000000pt" draw:transform="matrix(0.31552669000 0.00000000000 0.00000000000 0.31552669000 103.20373187356pt 53.18644097316pt)" svg:viewBox="0 0 2 0" svg:d="M0 0L1.5304 0" koffice:nodeTypes="cc"/>
          <draw:path draw:style-name="gr6" draw:id="shape206" draw:name="path422" draw:layer="g3148" svg:width="2.38000000000pt" svg:height="0.00000000000pt" draw:transform="matrix(0.31552669000 0.00000000000 0.00000000000 0.31552669000 104.84977150995pt 49.94535081348pt)" svg:viewBox="0 0 2 0" svg:d="M0 0L2.38 0" koffice:nodeTypes="cc"/>
          <draw:path draw:style-name="gr6" draw:id="shape207" draw:name="path424" draw:layer="g3148" svg:width="2.38000000000pt" svg:height="0.00000000000pt" draw:transform="matrix(0.31552669000 0.00000000000 0.00000000000 0.31552669000 104.72431809801pt 50.34367170694pt)" svg:viewBox="0 0 2 0" svg:d="M0 0L2.38 0" koffice:nodeTypes="cc"/>
          <draw:path draw:style-name="gr6" draw:id="shape208" draw:name="path426" draw:layer="g3148" svg:width="2.38080000000pt" svg:height="0.00000000000pt" draw:transform="matrix(0.31552669000 0.00000000000 0.00000000000 0.31552669000 104.70639618202pt 50.69049864458pt)" svg:viewBox="0 0 2 0" svg:d="M0 0L2.3808 0" koffice:nodeTypes="cc"/>
          <draw:path draw:style-name="gr6" draw:id="shape209" draw:name="path428" draw:layer="g3148" svg:width="2.38000000000pt" svg:height="0.00000000000pt" draw:transform="matrix(0.31552669000 0.00000000000 0.00000000000 0.31552669000 104.49183803282pt 51.07190730746pt)" svg:viewBox="0 0 2 0" svg:d="M0 0L2.38 0" koffice:nodeTypes="cc"/>
          <draw:path draw:style-name="gr6" draw:id="shape210" draw:name="path430" draw:layer="g3148" svg:width="2.38080000000pt" svg:height="0.00000000000pt" draw:transform="matrix(0.31552669000 0.00000000000 0.00000000000 0.31552669000 104.27727988362pt 51.38415251988pt)" svg:viewBox="0 0 2 0" svg:d="M0 0L2.3808 0" koffice:nodeTypes="cc"/>
          <draw:path draw:style-name="gr6" draw:id="shape211" draw:name="path432" draw:layer="g3148" svg:width="2.38080000000pt" svg:height="0.00000000000pt" draw:transform="matrix(0.31552669000 0.00000000000 0.00000000000 0.31552669000 104.08039122906pt 51.74789168811pt)" svg:viewBox="0 0 2 0" svg:d="M0 0L2.3808 0" koffice:nodeTypes="cc"/>
          <draw:path draw:style-name="gr6" draw:id="shape212" draw:name="path434" draw:layer="g3148" svg:width="2.38080000000pt" svg:height="0.00000000000pt" draw:transform="matrix(0.31552669000 0.00000000000 0.00000000000 0.31552669000 103.84791116386pt 52.09446620441pt)" svg:viewBox="0 0 2 0" svg:d="M0 0L2.3808 0" koffice:nodeTypes="cc"/>
          <draw:path draw:style-name="gr6" draw:id="shape213" draw:name="path436" draw:layer="g3148" svg:width="2.38080000000pt" svg:height="0.00000000000pt" draw:transform="matrix(0.31552669000 0.00000000000 0.00000000000 0.31552669000 103.68686634129pt 52.42387606877pt)" svg:viewBox="0 0 2 0" svg:d="M0 0L2.3808 0" koffice:nodeTypes="cc"/>
          <draw:path draw:style-name="gr6" draw:id="shape214" draw:name="path438" draw:layer="g3148" svg:width="2.38080000000pt" svg:height="0.00000000000pt" draw:transform="matrix(0.31552669000 0.00000000000 0.00000000000 0.31552669000 103.34710720150pt 52.82270180493pt)" svg:viewBox="0 0 2 0" svg:d="M0 0L2.3808 0" koffice:nodeTypes="cc"/>
          <draw:path draw:style-name="gr6" draw:id="shape215" draw:name="path440" draw:layer="g3148" svg:width="1.53040000000pt" svg:height="0.00000000000pt" draw:transform="matrix(0.31552669000 0.00000000000 0.00000000000 0.31552669000 103.20373187356pt 53.18644097316pt)" svg:viewBox="0 0 2 0" svg:d="M0 0L1.5304 0" koffice:nodeTypes="cc"/>
          <draw:path draw:style-name="gr8" draw:id="shape216" draw:name="path442" draw:layer="g3148" svg:width="10.79139845818pt" svg:height="2.21399023695pt" draw:transform="matrix(0.31552669000 0.00000000000 0.00000000000 0.31552669000 100.75272054564pt 47.35451509658pt)" svg:viewBox="0 0 11 2" svg:d="M10.7914 1.98663C7.03711 -1.52254 2.07841 0.307033 0 2.21399C3.03877 1.37478 3.09107 0.99387 5.29071 0.916497C6.84456 0.996251 9.13216 0.765321 10.7906 1.98663" koffice:nodeTypes="cccc"/>
          <draw:path draw:style-name="gr9" draw:id="shape217" draw:name="path444" draw:layer="g3148" svg:width="10.79139845818pt" svg:height="2.21399023695pt" draw:transform="matrix(0.31552669000 0.00000000000 0.00000000000 0.31552669000 100.75297296699pt 47.35451509658pt)" svg:viewBox="0 0 11 2" svg:d="M10.7914 1.98663C7.03711 -1.52254 2.07841 0.307033 0 2.21399C3.03877 1.37478 3.09027 0.996251 5.2915 0.916497C6.84536 0.99387 9.13216 0.765321 10.7914 1.98425Z" koffice:nodeTypes="ccccc"/>
          <draw:path draw:style-name="gr6" draw:id="shape218" draw:name="path446" draw:layer="g3148" svg:width="7.72002020571pt" svg:height="3.00979163000pt" draw:transform="matrix(0.31552669000 0.00000000000 0.00000000000 0.31552669000 101.17022546185pt 47.59025959932pt)" svg:viewBox="0 0 8 3" svg:d="M7.72002 0.205134C5.77594 3.95364 2.38851 4.00332 0 0" koffice:nodeTypes="cc"/>
          <draw:path draw:style-name="gr2" draw:id="shape219" draw:name="path448" draw:layer="g3148" svg:width="4.28104744342pt" svg:height="2.32082671454pt" draw:transform="matrix(0.31552669000 0.00000000000 0.00000000000 0.31552669000 101.79165860637pt 47.59846457660pt)" svg:viewBox="0 0 4 2" svg:d="M4.05815 1.46028C3.53405 2.07818 2.24897 2.44616 1.19041 2.28156C0.131848 2.11696 -0.30194 1.48011 0.222899 0.861344C0.746998 0.243448 2.03208 -0.125393 3.09064 0.0392066C4.1492 0.204668 4.58299 0.840661 4.05815 1.46028" koffice:nodeTypes="ccccc"/>
          <draw:path draw:style-name="gr10" draw:id="shape220" draw:name="path450" draw:layer="g3148" svg:width="1.01401605836pt" svg:height="0.35936753195pt" draw:transform="matrix(0.31552669000 0.00000000000 0.00000000000 0.31552669000 102.00590044539pt 47.73076755786pt)" svg:viewBox="0 0 1 0" svg:d="M1.00325 0.0836192C1.06044 0.167066 0.884023 0.278328 0.610123 0.331561C0.336224 0.384315 0.0679633 0.359856 0.0107666 0.27641C-0.04643 0.192004 0.129994 0.0807417 0.403893 0.0284675C0.677793 -0.0252452 0.946053 -0.000786778 1.00325 0.0836192" koffice:nodeTypes="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07:34</dc:date>
    <meta:creation-date>2011-05-22T06:10:54</meta:creation-date>
    <dc:creator>Yue Liu</dc:creator>
  </office:meta>
</office:document-meta>
</file>